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ira Code" svg:font-family="'Fira Code'"/>
    <style:font-face style:name="Lohit Devanagari1" svg:font-family="'Lohit Devanagari'"/>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ystem" style:font-pitch="variable"/>
    <style:font-face style:name="F" svg:font-family="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List_20_Paragraph">
      <style:paragraph-properties fo:margin-left="0.75in" fo:margin-right="0in" fo:text-indent="0in" style:auto-text-indent="false"/>
    </style:style>
    <style:style style:name="P2" style:family="paragraph" style:parent-style-name="Standard_20__28_user_29_">
      <style:text-properties officeooo:rsid="00104690" officeooo:paragraph-rsid="00104690"/>
    </style:style>
    <style:style style:name="P3" style:family="paragraph" style:parent-style-name="Standard_20__28_user_29_">
      <style:text-properties officeooo:rsid="00111c72" officeooo:paragraph-rsid="00111c72"/>
    </style:style>
    <style:style style:name="P4" style:family="paragraph" style:parent-style-name="Standard_20__28_user_29_">
      <style:text-properties officeooo:rsid="0012842d" officeooo:paragraph-rsid="0012842d"/>
    </style:style>
    <style:style style:name="P5" style:family="paragraph" style:parent-style-name="Standard_20__28_user_29_">
      <style:text-properties officeooo:rsid="0012d514" officeooo:paragraph-rsid="0012d514"/>
    </style:style>
    <style:style style:name="P6" style:family="paragraph" style:parent-style-name="Standard_20__28_user_29_">
      <style:text-properties officeooo:rsid="00135cbb" officeooo:paragraph-rsid="00135cbb"/>
    </style:style>
    <style:style style:name="P7" style:family="paragraph" style:parent-style-name="Standard_20__28_user_29_">
      <style:text-properties officeooo:rsid="00147d79" officeooo:paragraph-rsid="00147d79"/>
    </style:style>
    <style:style style:name="P8" style:family="paragraph" style:parent-style-name="Standard_20__28_user_29_">
      <style:text-properties officeooo:rsid="0017d2aa" officeooo:paragraph-rsid="0017d2aa"/>
    </style:style>
    <style:style style:name="P9" style:family="paragraph" style:parent-style-name="Standard_20__28_user_29_">
      <style:text-properties officeooo:rsid="001960e7" officeooo:paragraph-rsid="001960e7"/>
    </style:style>
    <style:style style:name="P10" style:family="paragraph" style:parent-style-name="Standard_20__28_user_29_">
      <style:text-properties officeooo:rsid="001c7e4a" officeooo:paragraph-rsid="001c7e4a"/>
    </style:style>
    <style:style style:name="P11" style:family="paragraph" style:parent-style-name="Standard_20__28_user_29_">
      <style:text-properties officeooo:rsid="001e5e11" officeooo:paragraph-rsid="001e5e11"/>
    </style:style>
    <style:style style:name="P12" style:family="paragraph" style:parent-style-name="Standard_20__28_user_29_">
      <style:text-properties officeooo:rsid="001ece5d" officeooo:paragraph-rsid="001ece5d"/>
    </style:style>
    <style:style style:name="P13" style:family="paragraph" style:parent-style-name="Standard_20__28_user_29_">
      <style:text-properties officeooo:rsid="001ee112" officeooo:paragraph-rsid="001ee112"/>
    </style:style>
    <style:style style:name="P14" style:family="paragraph" style:parent-style-name="Standard_20__28_user_29_">
      <style:text-properties style:text-underline-style="solid" style:text-underline-width="auto" style:text-underline-color="font-color"/>
    </style:style>
    <style:style style:name="P15" style:family="paragraph" style:parent-style-name="Standard_20__28_user_29_">
      <style:text-properties fo:font-style="normal" officeooo:rsid="00147d79" officeooo:paragraph-rsid="00147d79" style:font-style-asian="normal" style:font-style-complex="normal"/>
    </style:style>
    <style:style style:name="P16" style:family="paragraph" style:parent-style-name="Standard_20__28_user_29_">
      <style:text-properties fo:font-style="normal" officeooo:rsid="0017d2aa" officeooo:paragraph-rsid="0017d2aa" style:font-style-asian="normal" style:font-style-complex="normal"/>
    </style:style>
    <style:style style:name="P17" style:family="paragraph" style:parent-style-name="Standard_20__28_user_29_">
      <style:text-properties fo:font-style="normal" officeooo:rsid="001960e7" officeooo:paragraph-rsid="001960e7" style:font-style-asian="normal" style:font-style-complex="normal"/>
    </style:style>
    <style:style style:name="P18" style:family="paragraph" style:parent-style-name="Standard_20__28_user_29_">
      <style:text-properties fo:font-style="normal" officeooo:rsid="001c7e4a" officeooo:paragraph-rsid="001c7e4a" style:font-style-asian="normal" style:font-style-complex="normal"/>
    </style:style>
    <style:style style:name="P19" style:family="paragraph" style:parent-style-name="Standard_20__28_user_29_">
      <style:text-properties officeooo:rsid="00258d8d" officeooo:paragraph-rsid="00258d8d"/>
    </style:style>
    <style:style style:name="P20" style:family="paragraph" style:parent-style-name="Standard_20__28_user_29_">
      <style:text-properties officeooo:rsid="00258d8d" officeooo:paragraph-rsid="00462293"/>
    </style:style>
    <style:style style:name="P21" style:family="paragraph" style:parent-style-name="Standard_20__28_user_29_">
      <style:text-properties officeooo:rsid="00270565" officeooo:paragraph-rsid="00270565"/>
    </style:style>
    <style:style style:name="P22" style:family="paragraph" style:parent-style-name="Standard_20__28_user_29_">
      <style:text-properties officeooo:rsid="0027cce0" officeooo:paragraph-rsid="0027cce0"/>
    </style:style>
    <style:style style:name="P23" style:family="paragraph" style:parent-style-name="Standard_20__28_user_29_">
      <style:text-properties officeooo:rsid="00287e63" officeooo:paragraph-rsid="00287e63"/>
    </style:style>
    <style:style style:name="P24" style:family="paragraph" style:parent-style-name="Standard_20__28_user_29_">
      <style:text-properties officeooo:rsid="002bbf5e" officeooo:paragraph-rsid="002bbf5e"/>
    </style:style>
    <style:style style:name="P25" style:family="paragraph" style:parent-style-name="Standard_20__28_user_29_">
      <style:text-properties officeooo:rsid="002bbf5e" officeooo:paragraph-rsid="003c04c9"/>
    </style:style>
    <style:style style:name="P26" style:family="paragraph" style:parent-style-name="Standard_20__28_user_29_">
      <style:text-properties officeooo:rsid="002ea764" officeooo:paragraph-rsid="002ea764"/>
    </style:style>
    <style:style style:name="P27" style:family="paragraph" style:parent-style-name="Standard_20__28_user_29_">
      <style:text-properties officeooo:rsid="0032a082" officeooo:paragraph-rsid="0032a082"/>
    </style:style>
    <style:style style:name="P28" style:family="paragraph" style:parent-style-name="Standard_20__28_user_29_">
      <style:text-properties officeooo:paragraph-rsid="0032a082"/>
    </style:style>
    <style:style style:name="P29" style:family="paragraph" style:parent-style-name="Standard_20__28_user_29_">
      <style:text-properties officeooo:rsid="00360dcf" officeooo:paragraph-rsid="00360dcf"/>
    </style:style>
    <style:style style:name="P30" style:family="paragraph" style:parent-style-name="Standard_20__28_user_29_">
      <style:text-properties officeooo:rsid="003d4a9d" officeooo:paragraph-rsid="003d4a9d"/>
    </style:style>
    <style:style style:name="P31" style:family="paragraph" style:parent-style-name="Standard_20__28_user_29_">
      <style:text-properties officeooo:paragraph-rsid="003d4a9d"/>
    </style:style>
    <style:style style:name="P32" style:family="paragraph" style:parent-style-name="Standard_20__28_user_29_">
      <style:text-properties officeooo:rsid="003f42a8" officeooo:paragraph-rsid="003f42a8"/>
    </style:style>
    <style:style style:name="P33" style:family="paragraph" style:parent-style-name="Standard_20__28_user_29_">
      <style:text-properties officeooo:rsid="004075fd" officeooo:paragraph-rsid="004075fd"/>
    </style:style>
    <style:style style:name="P34" style:family="paragraph" style:parent-style-name="Standard_20__28_user_29_">
      <style:text-properties officeooo:rsid="00417d36" officeooo:paragraph-rsid="004075fd"/>
    </style:style>
    <style:style style:name="P35" style:family="paragraph" style:parent-style-name="Standard_20__28_user_29_">
      <style:text-properties officeooo:rsid="00433fe5" officeooo:paragraph-rsid="00433fe5"/>
    </style:style>
    <style:style style:name="P36" style:family="paragraph" style:parent-style-name="Standard_20__28_user_29_">
      <style:text-properties officeooo:paragraph-rsid="00433fe5"/>
    </style:style>
    <style:style style:name="P37" style:family="paragraph" style:parent-style-name="Standard_20__28_user_29_">
      <style:text-properties officeooo:rsid="00442c1c" officeooo:paragraph-rsid="00442c1c"/>
    </style:style>
    <style:style style:name="P38" style:family="paragraph" style:parent-style-name="Standard_20__28_user_29_">
      <style:text-properties officeooo:rsid="00462293" officeooo:paragraph-rsid="00462293"/>
    </style:style>
    <style:style style:name="P39" style:family="paragraph" style:parent-style-name="Standard_20__28_user_29_">
      <style:text-properties officeooo:paragraph-rsid="00462293"/>
    </style:style>
    <style:style style:name="P40" style:family="paragraph" style:parent-style-name="Standard_20__28_user_29_">
      <style:text-properties fo:color="#ce181e" officeooo:rsid="00462293" officeooo:paragraph-rsid="00462293"/>
    </style:style>
    <style:style style:name="P41" style:family="paragraph" style:parent-style-name="Standard_20__28_user_29_">
      <style:text-properties fo:color="#ce181e" officeooo:rsid="00462293" officeooo:paragraph-rsid="0046304f"/>
    </style:style>
    <style:style style:name="P42" style:family="paragraph" style:parent-style-name="Standard_20__28_user_29_">
      <style:paragraph-properties fo:margin-left="0.5in" fo:margin-right="0in" fo:text-indent="0in" style:auto-text-indent="false"/>
    </style:style>
    <style:style style:name="P43" style:family="paragraph" style:parent-style-name="Standard_20__28_user_29_">
      <style:paragraph-properties fo:margin-left="1in" fo:margin-right="0in" fo:text-indent="0in" style:auto-text-indent="false"/>
    </style:style>
    <style:style style:name="P44" style:family="paragraph" style:parent-style-name="Standard_20__28_user_29_">
      <style:paragraph-properties fo:margin-left="1.5in" fo:margin-right="0in" fo:text-indent="0in" style:auto-text-indent="false"/>
    </style:style>
    <style:style style:name="P45" style:family="paragraph" style:parent-style-name="Standard_20__28_user_29_">
      <style:paragraph-properties fo:margin-left="0.5in" fo:margin-right="0in" fo:text-indent="0.5in" style:auto-text-indent="false"/>
    </style:style>
    <style:style style:name="P46" style:family="paragraph" style:parent-style-name="Standard_20__28_user_29_">
      <style:paragraph-properties fo:margin-left="0in" fo:margin-right="0in" fo:text-indent="0.5in" style:auto-text-indent="false"/>
    </style:style>
    <style:style style:name="P47" style:family="paragraph" style:parent-style-name="Standard_20__28_user_29_">
      <style:paragraph-properties fo:padding-left="0in" fo:padding-right="0in" fo:padding-top="0in" fo:padding-bottom="0.0291in" fo:border-left="none" fo:border-right="none" fo:border-top="none" fo:border-bottom="0.99pt solid #000000" style:join-border="false"/>
      <style:text-properties officeooo:rsid="00111c72" officeooo:paragraph-rsid="00135cbb"/>
    </style:style>
    <style:style style:name="P48" style:family="paragraph" style:parent-style-name="List_20_Paragraph">
      <style:text-properties style:text-underline-style="solid" style:text-underline-width="auto" style:text-underline-color="font-color"/>
    </style:style>
    <style:style style:name="P49" style:family="paragraph" style:parent-style-name="Preformatted_20_Text">
      <style:text-properties fo:color="#546e7a" style:font-name="Fira Code" fo:font-size="9pt" fo:font-style="italic" officeooo:rsid="0047cd17" officeooo:paragraph-rsid="0047cd17"/>
    </style:style>
    <style:style style:name="P50" style:family="paragraph" style:parent-style-name="Preformatted_20_Text">
      <style:text-properties fo:color="#546e7a" style:font-name="Fira Code" fo:font-size="9pt" fo:font-style="italic" officeooo:rsid="0047ebb3" officeooo:paragraph-rsid="0047ebb3"/>
    </style:style>
    <style:style style:name="P51" style:family="paragraph" style:parent-style-name="Preformatted_20_Text">
      <style:text-properties fo:color="#546e7a" style:font-name="Fira Code" fo:font-size="9pt" fo:font-style="italic" officeooo:rsid="0049aefb" officeooo:paragraph-rsid="0049aefb"/>
    </style:style>
    <style:style style:name="P52" style:family="paragraph" style:parent-style-name="Preformatted_20_Text">
      <style:text-properties fo:color="#546e7a" style:font-name="Fira Code" fo:font-size="9pt" fo:font-style="italic" officeooo:rsid="004a18de" officeooo:paragraph-rsid="004a18de"/>
    </style:style>
    <style:style style:name="P53" style:family="paragraph" style:parent-style-name="Preformatted_20_Text">
      <loext:graphic-properties draw:fill="solid" draw:fill-color="#263238" draw:opacity="100%"/>
      <style:paragraph-properties fo:background-color="#263238"/>
      <style:text-properties fo:color="#546e7a"/>
    </style:style>
    <style:style style:name="P54" style:family="paragraph" style:parent-style-name="Preformatted_20_Text">
      <loext:graphic-properties draw:fill="solid" draw:fill-color="#263238" draw:opacity="100%"/>
      <style:paragraph-properties fo:background-color="#263238"/>
      <style:text-properties fo:color="#c3cee3" style:font-name="Fira Code" fo:font-size="9pt"/>
    </style:style>
    <style:style style:name="P55" style:family="paragraph" style:parent-style-name="Preformatted_20_Text">
      <loext:graphic-properties draw:fill="solid" draw:fill-color="#263238" draw:opacity="100%"/>
      <style:paragraph-properties fo:background-color="#263238"/>
      <style:text-properties fo:color="#c3cee3"/>
    </style:style>
    <style:style style:name="P56" style:family="paragraph" style:parent-style-name="Preformatted_20_Text">
      <loext:graphic-properties draw:fill="solid" draw:fill-color="#263238" draw:opacity="100%"/>
      <style:paragraph-properties fo:background-color="#263238"/>
      <style:text-properties fo:color="#89ddff"/>
    </style:style>
    <style:style style:name="P57" style:family="paragraph" style:parent-style-name="Preformatted_20_Text">
      <loext:graphic-properties draw:fill="solid" draw:fill-color="#263238" draw:opacity="100%"/>
      <style:paragraph-properties fo:background-color="#263238"/>
      <style:text-properties fo:color="#89ddff" style:font-name="Fira Code" fo:font-size="9pt"/>
    </style:style>
    <style:style style:name="P58" style:family="paragraph" style:parent-style-name="Preformatted_20_Text">
      <loext:graphic-properties draw:fill="solid" draw:fill-color="#263238" draw:opacity="100%"/>
      <style:paragraph-properties fo:margin-top="0in" fo:margin-bottom="0.1965in" loext:contextual-spacing="false" fo:background-color="#263238"/>
      <style:text-properties fo:color="#89ddff" style:font-name="Fira Code" fo:font-size="9pt"/>
    </style:style>
    <style:style style:name="P59" style:family="paragraph" style:parent-style-name="Preformatted_20_Text">
      <loext:graphic-properties draw:fill="solid" draw:fill-color="#263238" draw:opacity="100%"/>
      <style:paragraph-properties fo:margin-top="0in" fo:margin-bottom="0.1965in" loext:contextual-spacing="false" fo:background-color="#263238"/>
      <style:text-properties fo:color="#546e7a" style:font-name="Fira Code" fo:font-size="9pt" fo:font-style="italic"/>
    </style:style>
    <style:style style:name="P60" style:family="paragraph" style:parent-style-name="Standard_20__28_user_29_" style:master-page-name="Standard">
      <style:paragraph-properties style:page-number="auto"/>
    </style:style>
    <style:style style:name="P61" style:family="paragraph" style:parent-style-name="Standard_20__28_user_29_" style:list-style-name="WWNum5"/>
    <style:style style:name="P62" style:family="paragraph" style:parent-style-name="Standard_20__28_user_29_">
      <style:text-properties officeooo:rsid="003a70b2" officeooo:paragraph-rsid="003c04c9"/>
    </style:style>
    <style:style style:name="P63" style:family="paragraph" style:parent-style-name="Standard_20__28_user_29_">
      <style:text-properties officeooo:rsid="0046304f" officeooo:paragraph-rsid="0046304f"/>
    </style:style>
    <style:style style:name="P64" style:family="paragraph" style:parent-style-name="Standard_20__28_user_29_">
      <style:text-properties officeooo:rsid="0047cd17" officeooo:paragraph-rsid="0047cd17"/>
    </style:style>
    <style:style style:name="P65" style:family="paragraph" style:parent-style-name="Standard_20__28_user_29_">
      <style:text-properties officeooo:rsid="0047ebb3" officeooo:paragraph-rsid="0047ebb3"/>
    </style:style>
    <style:style style:name="P66" style:family="paragraph" style:parent-style-name="Standard_20__28_user_29_">
      <style:text-properties officeooo:rsid="0049aefb" officeooo:paragraph-rsid="0049aefb"/>
    </style:style>
    <style:style style:name="P67" style:family="paragraph" style:parent-style-name="Standard_20__28_user_29_">
      <style:text-properties officeooo:rsid="0049aefb" officeooo:paragraph-rsid="004a18de"/>
    </style:style>
    <style:style style:name="P68" style:family="paragraph" style:parent-style-name="Standard_20__28_user_29_">
      <style:text-properties fo:color="#000000" officeooo:rsid="004a18de" officeooo:paragraph-rsid="004a18de"/>
    </style:style>
    <style:style style:name="P69" style:family="paragraph" style:parent-style-name="Standard_20__28_user_29_">
      <style:text-properties fo:color="#000000" officeooo:rsid="004e2121" officeooo:paragraph-rsid="004e2121"/>
    </style:style>
    <style:style style:name="P70" style:family="paragraph" style:parent-style-name="List_20_Paragraph" style:list-style-name="WWNum6"/>
    <style:style style:name="P71" style:family="paragraph" style:parent-style-name="List_20_Paragraph" style:list-style-name="WWNum7"/>
    <style:style style:name="P72" style:family="paragraph" style:parent-style-name="List_20_Paragraph" style:list-style-name="WWNum8"/>
    <style:style style:name="P73" style:family="paragraph" style:parent-style-name="List_20_Paragraph" style:list-style-name="WWNum9"/>
    <style:style style:name="P74" style:family="paragraph" style:parent-style-name="List_20_Paragraph" style:list-style-name="WWNum5"/>
    <style:style style:name="T1" style:family="text">
      <style:text-properties style:font-name="Wingdings" style:font-name-asian="Wingdings1" style:font-name-complex="Wingdings1"/>
    </style:style>
    <style:style style:name="T2" style:family="text">
      <style:text-properties fo:color="#ff0000"/>
    </style:style>
    <style:style style:name="T3" style:family="text">
      <style:text-properties style:text-position="super 58%"/>
    </style:style>
    <style:style style:name="T4" style:family="text">
      <style:text-properties fo:color="#4472c4"/>
    </style:style>
    <style:style style:name="T5" style:family="text">
      <style:text-properties officeooo:rsid="0011d09c"/>
    </style:style>
    <style:style style:name="T6" style:family="text">
      <style:text-properties officeooo:rsid="0012d514"/>
    </style:style>
    <style:style style:name="T7" style:family="text">
      <style:text-properties fo:font-style="normal" style:font-style-asian="normal" style:font-style-complex="normal"/>
    </style:style>
    <style:style style:name="T8" style:family="text">
      <style:text-properties fo:font-style="normal" officeooo:rsid="00161947" style:font-style-asian="normal" style:font-style-complex="normal"/>
    </style:style>
    <style:style style:name="T9" style:family="text">
      <style:text-properties fo:font-style="normal" officeooo:rsid="001ece5d" style:font-style-asian="normal" style:font-style-complex="normal"/>
    </style:style>
    <style:style style:name="T10" style:family="text">
      <style:text-properties officeooo:rsid="00173996"/>
    </style:style>
    <style:style style:name="T11" style:family="text">
      <style:text-properties officeooo:rsid="0017d2aa"/>
    </style:style>
    <style:style style:name="T12" style:family="text">
      <style:text-properties officeooo:rsid="00206a83"/>
    </style:style>
    <style:style style:name="T13" style:family="text">
      <style:text-properties officeooo:rsid="00217b09"/>
    </style:style>
    <style:style style:name="T14" style:family="text">
      <style:text-properties officeooo:rsid="00258d8d"/>
    </style:style>
    <style:style style:name="T15" style:family="text">
      <style:text-properties officeooo:rsid="002592dc"/>
    </style:style>
    <style:style style:name="T16" style:family="text">
      <style:text-properties officeooo:rsid="0027cce0"/>
    </style:style>
    <style:style style:name="T17" style:family="text">
      <style:text-properties officeooo:rsid="00287e63"/>
    </style:style>
    <style:style style:name="T18" style:family="text">
      <style:text-properties officeooo:rsid="0029ae38"/>
    </style:style>
    <style:style style:name="T19" style:family="text">
      <style:text-properties officeooo:rsid="002a30eb"/>
    </style:style>
    <style:style style:name="T20" style:family="text">
      <style:text-properties officeooo:rsid="0032a082"/>
    </style:style>
    <style:style style:name="T21" style:family="text">
      <style:text-properties officeooo:rsid="0033fb44"/>
    </style:style>
    <style:style style:name="T22" style:family="text">
      <style:text-properties officeooo:rsid="0034c24d"/>
    </style:style>
    <style:style style:name="T23" style:family="text">
      <style:text-properties officeooo:rsid="00389228"/>
    </style:style>
    <style:style style:name="T24" style:family="text">
      <style:text-properties officeooo:rsid="003a70b2"/>
    </style:style>
    <style:style style:name="T25" style:family="text">
      <style:text-properties officeooo:rsid="003d4a9d"/>
    </style:style>
    <style:style style:name="T26" style:family="text">
      <style:text-properties officeooo:rsid="003f42a8"/>
    </style:style>
    <style:style style:name="T27" style:family="text">
      <style:text-properties officeooo:rsid="00433fe5"/>
    </style:style>
    <style:style style:name="T28" style:family="text">
      <style:text-properties officeooo:rsid="00462293"/>
    </style:style>
    <style:style style:name="T29" style:family="text">
      <style:text-properties officeooo:rsid="0046304f"/>
    </style:style>
    <style:style style:name="T30" style:family="text">
      <style:text-properties fo:color="#ce181e"/>
    </style:style>
    <style:style style:name="T31" style:family="text">
      <style:text-properties fo:color="#ce181e" officeooo:rsid="0046304f"/>
    </style:style>
    <style:style style:name="T32" style:family="text">
      <style:text-properties fo:color="#ffcb6b"/>
    </style:style>
    <style:style style:name="T33" style:family="text">
      <style:text-properties fo:color="#ffcb6b" style:font-name="Fira Code" fo:font-size="9pt" fo:font-style="italic"/>
    </style:style>
    <style:style style:name="T34" style:family="text">
      <style:text-properties fo:color="#89ddff"/>
    </style:style>
    <style:style style:name="T35" style:family="text">
      <style:text-properties fo:color="#89ddff" style:font-name="Fira Code" fo:font-size="9pt"/>
    </style:style>
    <style:style style:name="T36" style:family="text">
      <style:text-properties style:font-name="Fira Code" fo:font-size="9pt"/>
    </style:style>
    <style:style style:name="T37" style:family="text">
      <style:text-properties style:font-name="Fira Code" fo:font-size="9pt" fo:font-style="italic"/>
    </style:style>
    <style:style style:name="T38" style:family="text">
      <style:text-properties fo:color="#546e7a"/>
    </style:style>
    <style:style style:name="T39" style:family="text">
      <style:text-properties fo:color="#546e7a" style:font-name="Fira Code" fo:font-size="9pt" fo:font-style="italic"/>
    </style:style>
    <style:style style:name="T40" style:family="text">
      <style:text-properties fo:color="#82aaff" style:font-name="Fira Code" fo:font-size="9pt"/>
    </style:style>
    <style:style style:name="T41" style:family="text">
      <style:text-properties fo:color="#eeffe3" style:font-name="Fira Code" fo:font-size="9pt"/>
    </style:style>
    <style:style style:name="T42" style:family="text">
      <style:text-properties fo:color="#ff4965" style:font-name="Fira Code" fo:font-size="9pt" fo:font-style="italic"/>
    </style:style>
    <style:style style:name="T43" style:family="text">
      <style:text-properties fo:color="#c792ea" style:font-name="Fira Code" fo:font-size="9pt" fo:font-style="italic"/>
    </style:style>
    <style:style style:name="T44" style:family="text">
      <style:text-properties fo:color="#f07178" style:font-name="Fira Code" fo:font-size="9pt"/>
    </style:style>
    <style:style style:name="T45" style:family="text">
      <style:text-properties fo:color="#c3e88d" style:font-name="Fira Code" fo:font-size="9pt"/>
    </style:style>
    <style:style style:name="T46" style:family="text">
      <style:text-properties officeooo:rsid="004a18d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he complete linux to power user guide</text:p>
      <text:p text:style-name="Standard_20__28_user_29_">Time-stamps</text:p>
      <text:p text:style-name="Standard_20__28_user_29_"><text:s/>Time-stamps</text:p>
      <text:p text:style-name="Standard_20__28_user_29_"><text:s/><text:a xlink:type="simple" xlink:href="https://www.youtube.com/watch?v=wBp0Rb-ZJak&amp;t=61s" text:style-name="ListLabel_20_2" text:visited-style-name="ListLabel_20_2"><text:span text:style-name="Internet_20_link_20__28_user_29_">01:01</text:span></text:a> Introduction to Linux</text:p>
      <text:p text:style-name="Standard_20__28_user_29_"><text:a xlink:type="simple" xlink:href="https://www.youtube.com/watch?v=wBp0Rb-ZJak&amp;t=524s" text:style-name="ListLabel_20_2" text:visited-style-name="ListLabel_20_2"><text:span text:style-name="Internet_20_link_20__28_user_29_">08:44</text:span></text:a> Linux distributions explained</text:p>
      <text:p text:style-name="Standard_20__28_user_29_"><text:a xlink:type="simple" xlink:href="https://www.youtube.com/watch?v=wBp0Rb-ZJak&amp;t=956s" text:style-name="ListLabel_20_2" text:visited-style-name="ListLabel_20_2"><text:span text:style-name="Internet_20_link_20__28_user_29_">15:56</text:span></text:a> Installing VirtualBox and setting up our virtual machine</text:p>
      <text:p text:style-name="Standard_20__28_user_29_"><text:a xlink:type="simple" xlink:href="https://www.youtube.com/watch?v=wBp0Rb-ZJak&amp;t=1427s" text:style-name="ListLabel_20_2" text:visited-style-name="ListLabel_20_2"><text:span text:style-name="Internet_20_link_20__28_user_29_">23:47</text:span></text:a> Ubuntu Linux installation on a virtual machine</text:p>
      <text:p text:style-name="Standard_20__28_user_29_"><text:a xlink:type="simple" xlink:href="https://www.youtube.com/watch?v=wBp0Rb-ZJak&amp;t=2186s" text:style-name="ListLabel_20_2" text:visited-style-name="ListLabel_20_2"><text:span text:style-name="Internet_20_link_20__28_user_29_">36:26</text:span></text:a> Disabling the ISO and first boot up</text:p>
      <text:p text:style-name="Standard_20__28_user_29_"><text:s/><text:a xlink:type="simple" xlink:href="https://www.youtube.com/watch?v=wBp0Rb-ZJak&amp;t=2320s" text:style-name="ListLabel_20_2" text:visited-style-name="ListLabel_20_2"><text:span text:style-name="Internet_20_link_20__28_user_29_">38:40</text:span></text:a> VirtualBox guest additions for a better user experience</text:p>
      <text:p text:style-name="Standard_20__28_user_29_"><text:a xlink:type="simple" xlink:href="https://www.youtube.com/watch?v=wBp0Rb-ZJak&amp;t=2774s" text:style-name="ListLabel_20_2" text:visited-style-name="ListLabel_20_2"><text:span text:style-name="Internet_20_link_20__28_user_29_">46:14</text:span></text:a> Customizing our Ubuntu desktop</text:p>
      <text:p text:style-name="Standard_20__28_user_29_"><text:a xlink:type="simple" xlink:href="https://www.youtube.com/watch?v=wBp0Rb-ZJak&amp;t=3281s" text:style-name="ListLabel_20_2" text:visited-style-name="ListLabel_20_2"><text:span text:style-name="Internet_20_link_20__28_user_29_">54:41</text:span></text:a> Unity Tweak Tool for Ubuntu</text:p>
      <text:p text:style-name="Standard_20__28_user_29_"><text:a xlink:type="simple" xlink:href="https://www.youtube.com/watch?v=wBp0Rb-ZJak&amp;t=4008s" text:style-name="ListLabel_20_2" text:visited-style-name="ListLabel_20_2"><text:span text:style-name="Internet_20_link_20__28_user_29_">1:06:48</text:span></text:a> Installing Ubuntu alongside Windows (dual boot)</text:p>
      <text:p text:style-name="Standard_20__28_user_29_"><text:a xlink:type="simple" xlink:href="https://www.youtube.com/watch?v=wBp0Rb-ZJak&amp;t=4989s" text:style-name="ListLabel_20_2" text:visited-style-name="ListLabel_20_2"><text:span text:style-name="Internet_20_link_20__28_user_29_">1:23:09</text:span></text:a> Linux command line essentials</text:p>
      <text:p text:style-name="Standard_20__28_user_29_"><text:a xlink:type="simple" xlink:href="https://www.youtube.com/watch?v=wBp0Rb-ZJak&amp;t=5777s" text:style-name="ListLabel_20_2" text:visited-style-name="ListLabel_20_2"><text:span text:style-name="Internet_20_link_20__28_user_29_">1:36:17</text:span></text:a> Administrative privileges in terminal</text:p>
      <text:p text:style-name="Standard_20__28_user_29_"><text:s/><text:a xlink:type="simple" xlink:href="https://www.youtube.com/watch?v=wBp0Rb-ZJak&amp;t=6134s" text:style-name="ListLabel_20_2" text:visited-style-name="ListLabel_20_2"><text:span text:style-name="Internet_20_link_20__28_user_29_">1:42:14</text:span></text:a> Using the package manager (apt-get) to install new applications</text:p>
      <text:p text:style-name="Standard_20__28_user_29_"><text:a xlink:type="simple" xlink:href="https://www.youtube.com/watch?v=wBp0Rb-ZJak&amp;t=6377s" text:style-name="ListLabel_20_2" text:visited-style-name="ListLabel_20_2"><text:span text:style-name="Internet_20_link_20__28_user_29_">1:46:17</text:span></text:a> Searching through the repositories to find new apps</text:p>
      <text:p text:style-name="Standard_20__28_user_29_"><text:a xlink:type="simple" xlink:href="https://www.youtube.com/watch?v=wBp0Rb-ZJak&amp;t=6503s" text:style-name="ListLabel_20_2" text:visited-style-name="ListLabel_20_2"><text:span text:style-name="Internet_20_link_20__28_user_29_">1:48:23</text:span></text:a> Installing packages that are not in the repository</text:p>
      <text:p text:style-name="Standard_20__28_user_29_"><text:a xlink:type="simple" xlink:href="https://www.youtube.com/watch?v=wBp0Rb-ZJak&amp;t=6789s" text:style-name="ListLabel_20_2" text:visited-style-name="ListLabel_20_2"><text:span text:style-name="Internet_20_link_20__28_user_29_">1:53:09</text:span></text:a> Keeping programs updated in Linux</text:p>
      <text:p text:style-name="Standard_20__28_user_29_"><text:a xlink:type="simple" xlink:href="https://www.youtube.com/watch?v=wBp0Rb-ZJak&amp;t=7068s" text:style-name="ListLabel_20_2" text:visited-style-name="ListLabel_20_2"><text:span text:style-name="Internet_20_link_20__28_user_29_">1:57:48</text:span></text:a> File permissions and ownership explained</text:p>
      <text:p text:style-name="Standard_20__28_user_29_"><text:s/><text:a xlink:type="simple" xlink:href="https://www.youtube.com/watch?v=wBp0Rb-ZJak&amp;t=7826s" text:style-name="ListLabel_20_2" text:visited-style-name="ListLabel_20_2"><text:span text:style-name="Internet_20_link_20__28_user_29_">2:10:26</text:span></text:a> How to create files using the command line interface (CLI)</text:p>
      <text:p text:style-name="Standard_20__28_user_29_"><text:s/><text:a xlink:type="simple" xlink:href="https://www.youtube.com/watch?v=wBp0Rb-ZJak&amp;t=8124s" text:style-name="ListLabel_20_2" text:visited-style-name="ListLabel_20_2"><text:span text:style-name="Internet_20_link_20__28_user_29_">2:15:24</text:span></text:a> Creating new directories and moving files</text:p>
      <text:p text:style-name="Standard_20__28_user_29_"><text:a xlink:type="simple" xlink:href="https://www.youtube.com/watch?v=wBp0Rb-ZJak&amp;t=8399s" text:style-name="ListLabel_20_2" text:visited-style-name="ListLabel_20_2"><text:span text:style-name="Internet_20_link_20__28_user_29_">2:19:59</text:span></text:a> Copying, renaming, and removing files</text:p>
      <text:p text:style-name="Standard_20__28_user_29_"><text:a xlink:type="simple" xlink:href="https://www.youtube.com/watch?v=wBp0Rb-ZJak&amp;t=8683s" text:style-name="ListLabel_20_2" text:visited-style-name="ListLabel_20_2"><text:span text:style-name="Internet_20_link_20__28_user_29_">2:24:43</text:span></text:a> The FIND command and it’s practical uses</text:p>
      <text:p text:style-name="Standard_20__28_user_29_"><text:a xlink:type="simple" xlink:href="https://www.youtube.com/watch?v=wBp0Rb-ZJak&amp;t=9370s" text:style-name="ListLabel_20_2" text:visited-style-name="ListLabel_20_2"><text:span text:style-name="Internet_20_link_20__28_user_29_">2:36:10</text:span></text:a> GREP command explained</text:p>
      <text:p text:style-name="Standard_20__28_user_29_"><text:a xlink:type="simple" xlink:href="https://www.youtube.com/watch?v=wBp0Rb-ZJak&amp;t=9550s" text:style-name="ListLabel_20_2" text:visited-style-name="ListLabel_20_2"><text:span text:style-name="Internet_20_link_20__28_user_29_">2:39:10</text:span></text:a> Using GREP in conjunction with FIND</text:p>
      <text:p text:style-name="Standard_20__28_user_29_"><text:s/><text:a xlink:type="simple" xlink:href="https://www.youtube.com/watch?v=wBp0Rb-ZJak&amp;t=9746s" text:style-name="ListLabel_20_2" text:visited-style-name="ListLabel_20_2"><text:span text:style-name="Internet_20_link_20__28_user_29_">2:42:26</text:span></text:a> Redirecting the output of a command</text:p>
      <text:p text:style-name="Standard_20__28_user_29_"><text:s/><text:a xlink:type="simple" xlink:href="https://www.youtube.com/watch?v=wBp0Rb-ZJak&amp;t=9942s" text:style-name="ListLabel_20_2" text:visited-style-name="ListLabel_20_2"><text:span text:style-name="Internet_20_link_20__28_user_29_">2:45:42</text:span></text:a> The TOP command and its uses</text:p>
      <text:p text:style-name="Standard_20__28_user_29_"><text:s/><text:a xlink:type="simple" xlink:href="https://www.youtube.com/watch?v=wBp0Rb-ZJak&amp;t=10021s" text:style-name="ListLabel_20_2" text:visited-style-name="ListLabel_20_2"><text:span text:style-name="Internet_20_link_20__28_user_29_">2:47:01</text:span></text:a> How to view the entire list of processes and closing applications</text:p>
      <text:p text:style-name="Standard_20__28_user_29_"><text:a xlink:type="simple" xlink:href="https://www.youtube.com/watch?v=wBp0Rb-ZJak&amp;t=10356s" text:style-name="ListLabel_20_2" text:visited-style-name="ListLabel_20_2"><text:span text:style-name="Internet_20_link_20__28_user_29_">2:52:36</text:span></text:a> Services explained</text:p>
      <text:p text:style-name="Standard_20__28_user_29_"><text:a xlink:type="simple" xlink:href="https://www.youtube.com/watch?v=wBp0Rb-ZJak&amp;t=10484s" text:style-name="ListLabel_20_2" text:visited-style-name="ListLabel_20_2"><text:span text:style-name="Internet_20_link_20__28_user_29_">2:54:44</text:span></text:a> Configuring services using the command line</text:p>
      <text:p text:style-name="Standard_20__28_user_29_"><text:soft-page-break/><text:a xlink:type="simple" xlink:href="https://www.youtube.com/watch?v=wBp0Rb-ZJak&amp;t=10760s" text:style-name="ListLabel_20_2" text:visited-style-name="ListLabel_20_2"><text:span text:style-name="Internet_20_link_20__28_user_29_">2:59:20</text:span></text:a> Using CRONTABS to schedule tasks</text:p>
      <text:p text:style-name="Standard_20__28_user_29_"><text:s/><text:a xlink:type="simple" xlink:href="https://www.youtube.com/watch?v=wBp0Rb-ZJak&amp;t=11096s" text:style-name="ListLabel_20_2" text:visited-style-name="ListLabel_20_2"><text:span text:style-name="Internet_20_link_20__28_user_29_">3:04:56</text:span></text:a> Choosing an integrated development environment (IDE)</text:p>
      <text:p text:style-name="Standard_20__28_user_29_"><text:a xlink:type="simple" xlink:href="https://www.youtube.com/watch?v=wBp0Rb-ZJak&amp;t=11309s" text:style-name="ListLabel_20_2" text:visited-style-name="ListLabel_20_2"><text:span text:style-name="Internet_20_link_20__28_user_29_">3:08:29</text:span></text:a> Eclipse installation and setup</text:p>
      <text:p text:style-name="Standard_20__28_user_29_"><text:a xlink:type="simple" xlink:href="https://www.youtube.com/watch?v=wBp0Rb-ZJak&amp;t=11546s" text:style-name="ListLabel_20_2" text:visited-style-name="ListLabel_20_2"><text:span text:style-name="Internet_20_link_20__28_user_29_">3:12:26</text:span></text:a> PyCharm installation and setup</text:p>
      <text:p text:style-name="Standard_20__28_user_29_"><text:a xlink:type="simple" xlink:href="https://www.youtube.com/watch?v=wBp0Rb-ZJak&amp;t=11931s" text:style-name="ListLabel_20_2" text:visited-style-name="ListLabel_20_2"><text:span text:style-name="Internet_20_link_20__28_user_29_">3:18:51</text:span></text:a> Introduction to GitHub, installation, and repository setup</text:p>
      <text:p text:style-name="Standard_20__28_user_29_"><text:s/><text:a xlink:type="simple" xlink:href="https://www.youtube.com/watch?v=wBp0Rb-ZJak&amp;t=12186s" text:style-name="ListLabel_20_2" text:visited-style-name="ListLabel_20_2"><text:span text:style-name="Internet_20_link_20__28_user_29_">3:23:06</text:span></text:a> How to push/pull information from a repository</text:p>
      <text:p text:style-name="Standard_20__28_user_29_"><text:s/><text:a xlink:type="simple" xlink:href="https://www.youtube.com/watch?v=wBp0Rb-ZJak&amp;t=12553s" text:style-name="ListLabel_20_2" text:visited-style-name="ListLabel_20_2"><text:span text:style-name="Internet_20_link_20__28_user_29_">3:29:13</text:span></text:a> How to remove/ignore directories in our repository</text:p>
      <text:p text:style-name="Standard_20__28_user_29_"><text:a xlink:type="simple" xlink:href="https://www.youtube.com/watch?v=wBp0Rb-ZJak&amp;t=12865s" text:style-name="ListLabel_20_2" text:visited-style-name="ListLabel_20_2"><text:span text:style-name="Internet_20_link_20__28_user_29_">3:34:25</text:span></text:a> Resolving merge conflicts through terminal</text:p>
      <text:p text:style-name="Standard_20__28_user_29_"><text:a xlink:type="simple" xlink:href="https://www.youtube.com/watch?v=wBp0Rb-ZJak&amp;t=13302s" text:style-name="ListLabel_20_2" text:visited-style-name="ListLabel_20_2"><text:span text:style-name="Internet_20_link_20__28_user_29_">3:41:42</text:span></text:a> How to setup and manage branches</text:p>
      <text:p text:style-name="Standard_20__28_user_29_"><text:a xlink:type="simple" xlink:href="https://www.youtube.com/watch?v=wBp0Rb-ZJak&amp;t=13777s" text:style-name="ListLabel_20_2" text:visited-style-name="ListLabel_20_2"><text:span text:style-name="Internet_20_link_20__28_user_29_">3:49:37</text:span></text:a> Meteor installation &amp; setup</text:p>
      <text:p text:style-name="Standard_20__28_user_29_"><text:s/><text:a xlink:type="simple" xlink:href="https://www.youtube.com/watch?v=wBp0Rb-ZJak&amp;t=14132s" text:style-name="ListLabel_20_2" text:visited-style-name="ListLabel_20_2"><text:span text:style-name="Internet_20_link_20__28_user_29_">3:55:32</text:span></text:a> Meteor project setup</text:p>
      <text:p text:style-name="Standard_20__28_user_29_"><text:s/><text:a xlink:type="simple" xlink:href="https://www.youtube.com/watch?v=wBp0Rb-ZJak&amp;t=14466s" text:style-name="ListLabel_20_2" text:visited-style-name="ListLabel_20_2"><text:span text:style-name="Internet_20_link_20__28_user_29_">4:01:06</text:span></text:a> Router setup with React components</text:p>
      <text:p text:style-name="Standard_20__28_user_29_"><text:s/><text:a xlink:type="simple" xlink:href="https://www.youtube.com/watch?v=wBp0Rb-ZJak&amp;t=15211s" text:style-name="ListLabel_20_2" text:visited-style-name="ListLabel_20_2"><text:span text:style-name="Internet_20_link_20__28_user_29_">4:13:31</text:span></text:a> Getting into the programming</text:p>
      <text:p text:style-name="Standard_20__28_user_29_"><text:a xlink:type="simple" xlink:href="https://www.youtube.com/watch?v=wBp0Rb-ZJak&amp;t=16006s" text:style-name="ListLabel_20_2" text:visited-style-name="ListLabel_20_2"><text:span text:style-name="Internet_20_link_20__28_user_29_">4:26:46</text:span></text:a> Rendering our blog posts</text:p>
      <text:p text:style-name="Standard_20__28_user_29_"><text:a xlink:type="simple" xlink:href="https://www.youtube.com/watch?v=wBp0Rb-ZJak&amp;t=16926s" text:style-name="ListLabel_20_2" text:visited-style-name="ListLabel_20_2"><text:span text:style-name="Internet_20_link_20__28_user_29_">4:42:06</text:span></text:a> Apache 2, PHP 5, and MySQL setup</text:p>
      <text:p text:style-name="Standard_20__28_user_29_"><text:s/><text:a xlink:type="simple" xlink:href="https://www.youtube.com/watch?v=wBp0Rb-ZJak&amp;t=17136s" text:style-name="ListLabel_20_2" text:visited-style-name="ListLabel_20_2"><text:span text:style-name="Internet_20_link_20__28_user_29_">4:45:36</text:span></text:a> Server configuration</text:p>
      <text:p text:style-name="Standard_20__28_user_29_"><text:s/><text:a xlink:type="simple" xlink:href="https://www.youtube.com/watch?v=wBp0Rb-ZJak&amp;t=17474s" text:style-name="ListLabel_20_2" text:visited-style-name="ListLabel_20_2"><text:span text:style-name="Internet_20_link_20__28_user_29_">4:51:14</text:span></text:a> Linux hosts file explained</text:p>
      <text:p text:style-name="Standard_20__28_user_29_"><text:a xlink:type="simple" xlink:href="https://www.youtube.com/watch?v=wBp0Rb-ZJak&amp;t=17680s" text:style-name="ListLabel_20_2" text:visited-style-name="ListLabel_20_2"><text:span text:style-name="Internet_20_link_20__28_user_29_">4:54:40</text:span></text:a> Deploying our Meteor app to an Apache 2 server</text:p>
      <text:p text:style-name="Standard_20__28_user_29_"><text:s/><text:a xlink:type="simple" xlink:href="https://www.youtube.com/watch?v=wBp0Rb-ZJak&amp;t=18003s" text:style-name="ListLabel_20_2" text:visited-style-name="ListLabel_20_2"><text:span text:style-name="Internet_20_link_20__28_user_29_">5:00:03</text:span></text:a> MongoDB NoSQL database</text:p>
      <text:p text:style-name="Standard_20__28_user_29_"><text:s/><text:a xlink:type="simple" xlink:href="https://www.youtube.com/watch?v=wBp0Rb-ZJak&amp;t=18321s" text:style-name="ListLabel_20_2" text:visited-style-name="ListLabel_20_2"><text:span text:style-name="Internet_20_link_20__28_user_29_">5:05:21</text:span></text:a> Virtual host setup</text:p>
      <text:p text:style-name="Standard_20__28_user_29_"><text:s/><text:a xlink:type="simple" xlink:href="https://www.youtube.com/watch?v=wBp0Rb-ZJak&amp;t=19006s" text:style-name="ListLabel_20_2" text:visited-style-name="ListLabel_20_2"><text:span text:style-name="Internet_20_link_20__28_user_29_">5:16:46</text:span></text:a> phpMyAdmin setup</text:p>
      <text:p text:style-name="Standard_20__28_user_29_"><text:s/><text:a xlink:type="simple" xlink:href="https://www.youtube.com/watch?v=wBp0Rb-ZJak&amp;t=19490s" text:style-name="ListLabel_20_2" text:visited-style-name="ListLabel_20_2"><text:span text:style-name="Internet_20_link_20__28_user_29_">5:24:50</text:span></text:a> Creating a basic virtual host</text:p>
      <text:p text:style-name="Standard_20__28_user_29_"><text:a xlink:type="simple" xlink:href="https://www.youtube.com/watch?v=wBp0Rb-ZJak&amp;t=19980s" text:style-name="ListLabel_20_2" text:visited-style-name="ListLabel_20_2"><text:span text:style-name="Internet_20_link_20__28_user_29_">5:33:00</text:span></text:a> Wordpress installation on top of our Apache 2 environment</text:p>
      <text:p text:style-name="Standard_20__28_user_29_"><text:a xlink:type="simple" xlink:href="https://www.youtube.com/watch?v=wBp0Rb-ZJak&amp;t=20425s" text:style-name="ListLabel_20_2" text:visited-style-name="ListLabel_20_2"><text:span text:style-name="Internet_20_link_20__28_user_29_">5:40:25</text:span></text:a> Database setup</text:p>
      <text:p text:style-name="Standard_20__28_user_29_"><text:a xlink:type="simple" xlink:href="https://www.youtube.com/watch?v=wBp0Rb-ZJak&amp;t=20808s" text:style-name="ListLabel_20_2" text:visited-style-name="ListLabel_20_2"><text:span text:style-name="Internet_20_link_20__28_user_29_">5:46:48</text:span></text:a> Python installation and CLI</text:p>
      <text:p text:style-name="Standard_20__28_user_29_"><text:s/><text:a xlink:type="simple" xlink:href="https://www.youtube.com/watch?v=wBp0Rb-ZJak&amp;t=21455s" text:style-name="ListLabel_20_2" text:visited-style-name="ListLabel_20_2"><text:span text:style-name="Internet_20_link_20__28_user_29_">5:57:35</text:span></text:a> Adding/removing users through GUI</text:p>
      <text:p text:style-name="Standard_20__28_user_29_"><text:a xlink:type="simple" xlink:href="https://www.youtube.com/watch?v=wBp0Rb-ZJak&amp;t=21669s" text:style-name="ListLabel_20_2" text:visited-style-name="ListLabel_20_2"><text:span text:style-name="Internet_20_link_20__28_user_29_">6:01:09</text:span></text:a> Adding/removing users through CLI</text:p>
      <text:p text:style-name="Standard_20__28_user_29_"><text:a xlink:type="simple" xlink:href="https://www.youtube.com/watch?v=wBp0Rb-ZJak&amp;t=22015s" text:style-name="ListLabel_20_2" text:visited-style-name="ListLabel_20_2"><text:span text:style-name="Internet_20_link_20__28_user_29_">6:06:55</text:span></text:a> Adding users to a group</text:p>
      <text:p text:style-name="Standard_20__28_user_29_"><text:s/><text:a xlink:type="simple" xlink:href="https://www.youtube.com/watch?v=wBp0Rb-ZJak&amp;t=22251s" text:style-name="ListLabel_20_2" text:visited-style-name="ListLabel_20_2"><text:span text:style-name="Internet_20_link_20__28_user_29_">6:10:51</text:span></text:a> Introduction to networking</text:p>
      <text:p text:style-name="Standard_20__28_user_29_"><text:s/><text:a xlink:type="simple" xlink:href="https://www.youtube.com/watch?v=wBp0Rb-ZJak&amp;t=22661s" text:style-name="ListLabel_20_2" text:visited-style-name="ListLabel_20_2"><text:span text:style-name="Internet_20_link_20__28_user_29_">6:17:41</text:span></text:a> Local area network (LAN) explained</text:p>
      <text:p text:style-name="Standard_20__28_user_29_"><text:soft-page-break/><text:s/><text:a xlink:type="simple" xlink:href="https://www.youtube.com/watch?v=wBp0Rb-ZJak&amp;t=23108s" text:style-name="ListLabel_20_2" text:visited-style-name="ListLabel_20_2"><text:span text:style-name="Internet_20_link_20__28_user_29_">6:25:08</text:span></text:a> Networking commands</text:p>
      <text:p text:style-name="Standard_20__28_user_29_"><text:a xlink:type="simple" xlink:href="https://www.youtube.com/watch?v=wBp0Rb-ZJak&amp;t=23740s" text:style-name="ListLabel_20_2" text:visited-style-name="ListLabel_20_2"><text:span text:style-name="Internet_20_link_20__28_user_29_">6:35:40</text:span></text:a> NETSTAT command</text:p>
      <text:p text:style-name="Standard_20__28_user_29_"><text:a xlink:type="simple" xlink:href="https://www.youtube.com/watch?v=wBp0Rb-ZJak&amp;t=24039s" text:style-name="ListLabel_20_2" text:visited-style-name="ListLabel_20_2"><text:span text:style-name="Internet_20_link_20__28_user_29_">6:40:39</text:span></text:a> Linux host file</text:p>
      <text:p text:style-name="Standard_20__28_user_29_"><text:a xlink:type="simple" xlink:href="https://www.youtube.com/watch?v=wBp0Rb-ZJak&amp;t=24599s" text:style-name="ListLabel_20_2" text:visited-style-name="ListLabel_20_2"><text:span text:style-name="Internet_20_link_20__28_user_29_">6:49:59</text:span></text:a> TRACEROUTE commands</text:p>
      <text:p text:style-name="Standard_20__28_user_29_"><text:a xlink:type="simple" xlink:href="https://www.youtube.com/watch?v=wBp0Rb-ZJak&amp;t=24837s" text:style-name="ListLabel_20_2" text:visited-style-name="ListLabel_20_2"><text:span text:style-name="Internet_20_link_20__28_user_29_">6:53:57</text:span></text:a> Network mapping explained</text:p>
      <text:p text:style-name="Standard_20__28_user_29_"><text:a xlink:type="simple" xlink:href="https://www.youtube.com/watch?v=wBp0Rb-ZJak&amp;t=25709s" text:style-name="ListLabel_20_2" text:visited-style-name="ListLabel_20_2"><text:span text:style-name="Internet_20_link_20__28_user_29_">7:08:29</text:span></text:a> Using SSH to access the command line of a remote host</text:p>
      <text:p text:style-name="Standard_20__28_user_29_"><text:a xlink:type="simple" xlink:href="https://www.youtube.com/watch?v=wBp0Rb-ZJak&amp;t=25866s" text:style-name="ListLabel_20_2" text:visited-style-name="ListLabel_20_2"><text:span text:style-name="Internet_20_link_20__28_user_29_">7:11:06</text:span></text:a> Using SFTP to transfer files between machines</text:p>
      <text:p text:style-name="Standard_20__28_user_29_"><text:a xlink:type="simple" xlink:href="https://www.youtube.com/watch?v=wBp0Rb-ZJak&amp;t=26083s" text:style-name="ListLabel_20_2" text:visited-style-name="ListLabel_20_2"><text:span text:style-name="Internet_20_link_20__28_user_29_">7:14:43</text:span></text:a> Setting up SSH on our local machine</text:p>
      <text:p text:style-name="Standard_20__28_user_29_"><text:a xlink:type="simple" xlink:href="https://www.youtube.com/watch?v=wBp0Rb-ZJak&amp;t=26410s" text:style-name="ListLabel_20_2" text:visited-style-name="ListLabel_20_2"><text:span text:style-name="Internet_20_link_20__28_user_29_">7:20:10</text:span></text:a> MAN command explained</text:p>
      <text:p text:style-name="Standard_20__28_user_29_"/>
      <text:p text:style-name="Standard_20__28_user_29_">Chapter 1</text:p>
      <text:p text:style-name="Standard_20__28_user_29_">Gnu developed by Richard Stallman working in MIT started the GNU project. <text:s/>The goal was to create an entirely free and open unix- like operating system the kernel he was developing was the “GNU Herd” which was not yet complete (early 90’s). <text:s/>Meanwhile Linus Torvalds set out on a project to develop a unix-like kernel known as linux and used GNU software such as GNU’s C-compiler to do it. While a kernel on its own is useless, he ended up including GNU software with the kernel to release an operating system. <text:s/>Later Richard Stallman’s group sponsored the group Debian to release a GNU/Linux distribution that was completely open for people to use and contribute to. <text:s/>Debian grew from a small group of hackers to a large community it is today.</text:p>
      <text:p text:style-name="Standard_20__28_user_29_"><text:tab/>Due to its popularity Debian has become the basis for countless linux distributions. <text:s/>Because of how distributable it is, anybody cause read the source code modify it and distribute it. <text:s/>Because of this there are now tons and tons of “distro’s”. <text:s/></text:p>
      <text:p text:style-name="Standard_20__28_user_29_"><text:tab/>This creates a problem for beginners on what linux distribution you should use. <text:s/>Ubuntu is a distro created by canonical that uses the desktop environment called “unity”. <text:s/>It has become so famous that phones now run Ubuntu. <text:s/></text:p>
      <text:p text:style-name="Standard_20__28_user_29_"><text:tab/>Ubuntus purpose was to create the stability of Debian but to release new versions more frequently. <text:s/>As such canonical releases 2 distributions per year. <text:s/>One is April and one is October. <text:s/>The naming convention of Ubuntu is (Year/Months). <text:s/>18.10 is October 2018. <text:s/>Every 2 years a version called LTS is release which is supported for 5 years. <text:s/>In between LTS versions are only supported for 9 months. <text:s/>Latest was April of 2018. <text:s/></text:p>
      <text:list xml:id="list2724868510" text:style-name="WWNum6">
        <text:list-item>
          <text:p text:style-name="P70"><text:s/>To download Ubuntu go to Ubuntu.com.</text:p>
        </text:list-item>
      </text:list>
      <text:p text:style-name="List_20_Paragraph">Click on Deskop</text:p>
      <text:p text:style-name="List_20_Paragraph">Click Download Ubuntu.</text:p>
      <text:p text:style-name="List_20_Paragraph"><text:soft-page-break/>We will then be prompted to choose to download the latest LTS release or the latest inbetween version. <text:s text:c="3"/></text:p>
      <text:p text:style-name="P1">! – Inbetween only has bug fixes and support for 9 months. While LTS has bug fixes and support for 2 years.</text:p>
      <text:p text:style-name="List_20_Paragraph"><text:s/>Download it and setup as virtual box. <text:s/></text:p>
      <text:p text:style-name="Standard_20__28_user_29_">Chapter 2</text:p>
      <text:p text:style-name="Standard_20__28_user_29_">Linux distributions explained</text:p>
      <text:p text:style-name="Standard_20__28_user_29_"/>
      <text:p text:style-name="Standard_20__28_user_29_">Previous video mentioned how Debian was one of the first linux distributions along with Slackware, Redhat and OpenSUSE which are other types. <text:s/>The types are based upon the package managers.</text:p>
      <text:p text:style-name="Standard_20__28_user_29_">Linux distro’s and there types are based off the different package managers. <text:s/>However, there are a few types that aren’t based upon these package managers. <text:s/>For example Gentu and Arch linux. <text:s text:c="5"/></text:p>
      <text:p text:style-name="Standard_20__28_user_29_">Debian was created in the early 90’s. <text:s/>As time goes on some people take the source code and use it to build there own distribution of linux based upon the source code from Debian. <text:s/>To continue on this subject, as time goes on Ubuntu was created later from the source code from Debian. <text:s/>Also, <text:s/>Later on other distro’s were created from the source code of Ubuntu.</text:p>
      <text:p text:style-name="Standard_20__28_user_29_">Ubuntu has a lot of distros but only some are officially recognized. <text:s/>For example, one that is officially recognized is Kubuntu, this is essentially Ubuntu but with the KDE desktop environment instead of the Unity desktop environment. <text:s/></text:p>
      <text:p text:style-name="Standard_20__28_user_29_">You will notice the difference with KDE and Unity. <text:s/>Unity has a side bar with a dash that opens up similar to windows 10. <text:s/>While KDE has a dash at the bottom that is similar to something like windows 7. <text:s/>Newest KDS is called Plasma. <text:s/>“KDE Plasma”.</text:p>
      <text:p text:style-name="Standard_20__28_user_29_">Linux mint is not an officially recognized distro of Ubuntu. <text:s/>However, the desktop environment called cinnamon is great desktop environment.</text:p>
      <text:p text:style-name="Standard_20__28_user_29_">Another one on the same line as this is called Elementary. <text:s text:c="2"/>Elementary looks a lot like Mac OS.</text:p>
      <text:p text:style-name="Standard_20__28_user_29_">Ubuntu Distributions the installs are all pretty much the same. <text:s/></text:p>
      <text:p text:style-name="Standard_20__28_user_29_"/>
      <text:p text:style-name="Standard_20__28_user_29_">Chapter 3</text:p>
      <text:p text:style-name="Standard_20__28_user_29_">Installing VirtualBox and setting up our virtual machine</text:p>
      <text:p text:style-name="Standard_20__28_user_29_">Formatting of drive. <text:s/></text:p>
      <text:p text:style-name="Standard_20__28_user_29_">Primary = bootable</text:p>
      <text:p text:style-name="Standard_20__28_user_29_">Logical = NOT bootable</text:p>
      <text:list xml:id="list4171365660" text:style-name="WWNum7">
        <text:list-item>
          <text:p text:style-name="P71"><text:soft-page-break/><text:s/>It should be in /dev/ for devices. <text:s/></text:p>
        </text:list-item>
      </text:list>
      <text:p text:style-name="List_20_Paragraph">Then sda for the partition. <text:s/>It should be /dev/sda</text:p>
      <text:p text:style-name="List_20_Paragraph">You should also create swap area. <text:s text:c="2"/>Swap space is extra ram for virtual memory. <text:s/>5 GB should be ok. <text:s/>This will now show up as /dev/sda1. <text:s/>On Actual installs this should be from 8GB to 16GB.</text:p>
      <text:p text:style-name="List_20_Paragraph">As an additional step we want to set the root file system this should be a “EXT 4 journaling file system” <text:s/>4 is the newest rendition. <text:s/>The root should just be (/) (logically, beginning of the partition.)</text:p>
      <text:p text:style-name="List_20_Paragraph">! – Keep in mind if we wanted to we could set a separate partition for home directories and change the / to /home.</text:p>
      <text:p text:style-name="List_20_Paragraph"><text:s/>We have the selection to choose where we will install the bootloader. <text:s/>By default this will be on the first partition or /dev/sda</text:p>
      <text:p text:style-name="List_20_Paragraph"/>
      <text:p text:style-name="P48">Setup Tools and Package managers</text:p>
      <text:p text:style-name="List_20_Paragraph">RHEL(centOS, Fedora) IS, RPM based YUM package manager.</text:p>
      <text:p text:style-name="List_20_Paragraph">Debian(Ubuntu, Mint) IS, DPKG-based APT package manager (using apt-get, apt-cache, etc.</text:p>
      <text:p text:style-name="List_20_Paragraph">SUSE IS, RPM based Zypper package manager. It also has, YAST Or, Yet Another Setup Tool which is for systems administration purposes.</text:p>
      <text:p text:style-name="List_20_Paragraph"/>
      <text:p text:style-name="List_20_Paragraph">RHEL, the basic version of CentOS is also virtually identical to RHEL, the most popular Linux distribution in enterprise environments. <text:s/>CentOS is most popular in Enterprise Environments.</text:p>
      <text:p text:style-name="List_20_Paragraph"/>
      <text:p text:style-name="List_20_Paragraph">The SUSE family is similar to the RHEL or Red Hat Enterprise Linux. <text:s/>The two families are very similar.</text:p>
      <text:p text:style-name="List_20_Paragraph"/>
      <text:p text:style-name="List_20_Paragraph">Debian family is a pure open source community project (not owned by any corporation) and has a strong focus on stability. Debian provides by far the largest and most complete software repository to its users of any Linux distribution. <text:s/>Ubuntu aims at providing a good compromise between long term stability and ease of use. Since Ubuntu gets most of its packages from Debian’s stable branch, Ubuntu also has access to a very large software repository.</text:p>
      <text:p text:style-name="List_20_Paragraph"/>
      <text:p text:style-name="P48">Linux Distribution Differences to Consider When choosing.</text:p>
      <text:p text:style-name="List_20_Paragraph"><text:soft-page-break/>There is a lot of version flexibility. <text:s/>They are very distribution-flexible. <text:s/>While choosing between available Linux systems, you will notice that the technical differences are mainly about package management systems, software versions, and file locations. Once you get a grasp of those differences, it becomes relatively painless to switch from one Linux distribution to another.</text:p>
      <text:p text:style-name="List_20_Paragraph"/>
      <text:p text:style-name="List_20_Paragraph">Kernel = Considered brain of the operation. <text:s/>Glue between Hardware and Applications. <text:s/>For example, Linux Kernel.</text:p>
      <text:p text:style-name="List_20_Paragraph"><text:tab/>Application <text:span text:style-name="T1"></text:span> Kernel <text:span text:style-name="T1"></text:span> Hardware</text:p>
      <text:p text:style-name="List_20_Paragraph"/>
      <text:p text:style-name="List_20_Paragraph"><text:s/>Distros = a collection of programs combined with a Linux Kernel to make of a Linux operating system. <text:s/>Examples being, RHEL (Red Hat Enterprise Linux), Fedora, Ubuntu, Gentoo</text:p>
      <text:p text:style-name="List_20_Paragraph"/>
      <text:p text:style-name="List_20_Paragraph">Bootloader = A program that boots an operating system. <text:s/>Examples, Grub and Isolinux.</text:p>
      <text:p text:style-name="List_20_Paragraph"><text:tab/>Boot Loader <text:span text:style-name="T1"></text:span>Linux Kernel <text:span text:style-name="T1"></text:span>Init</text:p>
      <text:p text:style-name="List_20_Paragraph"/>
      <text:p text:style-name="List_20_Paragraph">Service = A program that runs as a background process. <text:s/>INIT will init background processes like httpd(Web Server), ftpd(FTP Service), named(Name Server), dhcpd(DHCP server). <text:s/>Other examples are, httpd, nfsd, ntpd, ftpd and named.</text:p>
      <text:p text:style-name="List_20_Paragraph"/>
      <text:p text:style-name="List_20_Paragraph">Filesystem = Method for storing and organizing files. <text:s/></text:p>
      <text:p text:style-name="List_20_Paragraph">Hard disk drive <text:span text:style-name="T1"></text:span> Raw Partition 1 <text:span text:style-name="T1"></text:span> File System1 <text:span text:style-name="T1"></text:span> User data.</text:p>
      <text:p text:style-name="List_20_Paragraph"><text:tab/><text:tab/><text:span text:style-name="T1"></text:span> Raw Partition 2 <text:span text:style-name="T1"></text:span> File system2 <text:span text:style-name="T1"></text:span> User data.</text:p>
      <text:p text:style-name="List_20_Paragraph"/>
      <text:p text:style-name="List_20_Paragraph">Hard disk drive has raw partition and then the file system then user data on top of the file system. <text:s/>File System Examples are, ext3, ext4, FAT, XFS, NTFS and Btrfs.</text:p>
      <text:p text:style-name="List_20_Paragraph"/>
      <text:p text:style-name="List_20_Paragraph">X Windows system contains the standard toolkit and protocol to build graphical user interfaces on nearly all linux systems. <text:s/></text:p>
      <text:p text:style-name="List_20_Paragraph"/>
      <text:p text:style-name="List_20_Paragraph">GUI is</text:p>
      <text:list xml:id="list1581130420" text:style-name="WWNum8">
        <text:list-item>
          <text:p text:style-name="P72"><text:soft-page-break/>Desktop (KDS, Gnome, XFCE)</text:p>
        </text:list-item>
      </text:list>
      <text:p text:style-name="List_20_Paragraph">Windows manager</text:p>
      <text:p text:style-name="List_20_Paragraph">X windows system/ X11</text:p>
      <text:p text:style-name="Standard_20__28_user_29_"/>
      <text:p text:style-name="P42">Console is</text:p>
      <text:list xml:id="list412347104" text:style-name="WWNum9">
        <text:list-item>
          <text:p text:style-name="P73">CLI/Shell</text:p>
        </text:list-item>
      </text:list>
      <text:list xml:id="list700290506" text:style-name="WWNum5">
        <text:list-item>
          <text:p text:style-name="P74">Kernel</text:p>
        </text:list-item>
        <text:list-item>
          <text:p text:style-name="P74">Hardware</text:p>
        </text:list-item>
      </text:list>
      <text:p text:style-name="Standard_20__28_user_29_">Desktop Environment is a graphical user interface on top of the operating System. <text:s/>GNOME, KDE, Xfce and Fluxbox.</text:p>
      <text:p text:style-name="Standard_20__28_user_29_">Command Line is an interface for typing commands on top of the operating system.</text:p>
      <text:p text:style-name="Standard_20__28_user_29_">Shell is a command line interpreter that interprets the command line input and instructs the operating system to perform any necessary tasks and commands. <text:s/>For example, bash t c s h (tc shell), and z s h (z shell).</text:p>
      <text:p text:style-name="Standard_20__28_user_29_"/>
      <text:p text:style-name="Standard_20__28_user_29_">Chapter 4 – First Bootup</text:p>
      <text:p text:style-name="Standard_20__28_user_29_">! – make sure to remove the ISO from the storage options for the CD Drive</text:p>
      <text:p text:style-name="Standard_20__28_user_29_">LightDM = the login screen manager for ubuntu. <text:s/>Its what you put in your login info before interacting with the desktop.</text:p>
      <text:p text:style-name="Standard_20__28_user_29_">Imotal = the shortcut window that comes up when first booting ubuntu.</text:p>
      <text:p text:style-name="Standard_20__28_user_29_">Superkey = the windows key which is the same as command on mac</text:p>
      <text:p text:style-name="Standard_20__28_user_29_">6bvc4xez</text:p>
      <text:p text:style-name="Standard_20__28_user_29_">Chapter 5 - <text:a xlink:type="simple" xlink:href="https://www.youtube.com/watch?v=wBp0Rb-ZJak&amp;t=2320s" text:style-name="ListLabel_20_2" text:visited-style-name="ListLabel_20_2"><text:span text:style-name="Internet_20_link_20__28_user_29_">38:40</text:span></text:a> VirtualBox guest additions for a better user experience</text:p>
      <text:p text:style-name="Standard_20__28_user_29_">Allows you to run the VM with more stability and greater performance. <text:s/>If on Mac OS you will need to open the virtual machine and you should see this menu at the top which one of the settings under “Devices” which will allow you to install guest additions.</text:p>
      <text:p text:style-name="Standard_20__28_user_29_">After Guest Additions are installed you will notice that the resolutions will improve</text:p>
      <text:p text:style-name="Standard_20__28_user_29_">CTRL + ALT + T = will open up terminal.</text:p>
      <text:p text:style-name="Standard_20__28_user_29_">History = will print a list of commands ran into the console.</text:p>
      <text:p text:style-name="Standard_20__28_user_29_"/>
      <text:p text:style-name="Standard_20__28_user_29_">Chapter 6 - <text:a xlink:type="simple" xlink:href="https://www.youtube.com/watch?v=wBp0Rb-ZJak&amp;t=2774s" text:style-name="ListLabel_20_2" text:visited-style-name="ListLabel_20_2"><text:span text:style-name="Internet_20_link_20__28_user_29_">46:14</text:span></text:a> Customizing our Ubuntu desktop</text:p>
      <text:p text:style-name="Standard_20__28_user_29_"/>
      <text:p text:style-name="Standard_20__28_user_29_"><text:soft-page-break/>CD mount points</text:p>
      <text:p text:style-name="Standard_20__28_user_29_">RHEL based distros use /mnt</text:p>
      <text:p text:style-name="Standard_20__28_user_29_">Debian based Distro’s use /media</text:p>
      <text:p text:style-name="Standard_20__28_user_29_">The Dash is the start menu for ubuntu. <text:s/>You can invoke the dash by pressing the windows key.</text:p>
      <text:p text:style-name="Standard_20__28_user_29_">You can unpin things from the dash by pressing right button which will open up a list of things to do with that particular item.</text:p>
      <text:p text:style-name="Standard_20__28_user_29_">Theme = GTK is the theming engine that unity uses. <text:s/>Which if you remember Unity is the desktop environment that Ubuntu use’s which is also the desktop environment for many smart phones. <text:s/></text:p>
      <text:p text:style-name="Standard_20__28_user_29_">The GTK controls everything about how everything in the desktop environment looks. <text:s/>For example, things like the Close, minimize and dock buttons as well as the color of the title bar and color of the icons. <text:s/></text:p>
      <text:p text:style-name="Standard_20__28_user_29_">To get other GTK themes you go to <text:a xlink:type="simple" xlink:href="http://gnome-look.org/" text:style-name="ListLabel_20_2" text:visited-style-name="ListLabel_20_2"><text:span text:style-name="Internet_20_link_20__28_user_29_">http://gnome-look.org</text:span></text:a>. <text:s/>However, the 18.04 Ubuntu theme uses 3.x GTK version. <text:s/>And if you install an older version like 2.x then GTK will break.</text:p>
      <text:p text:style-name="P14">COMMAND I RAN</text:p>
      <text:p text:style-name="Standard_20__28_user_29_">Sudo apt-get install git</text:p>
      <text:p text:style-name="Standard_20__28_user_29_">Git config –global user.name “emykazza”</text:p>
      <text:p text:style-name="Standard_20__28_user_29_">Git config -global email.name <text:a xlink:type="simple" xlink:href="mailto:ddrury2000@gmail.com" text:style-name="ListLabel_20_2" text:visited-style-name="ListLabel_20_2"><text:span text:style-name="Internet_20_link_20__28_user_29_">ddrury2000@gmail.com</text:span></text:a></text:p>
      <text:p text:style-name="Standard_20__28_user_29_">Mkdir directoryname</text:p>
      <text:p text:style-name="Standard_20__28_user_29_">Chmod 700 directoryname</text:p>
      <text:p text:style-name="Standard_20__28_user_29_">Cd directoryname</text:p>
      <text:p text:style-name="Standard_20__28_user_29_">! “Login to git hub using account then close and re-open the terminal window. <text:s/>This will <text:s/>log you into git so you can download repositories.</text:p>
      <text:p text:style-name="Standard_20__28_user_29_">Cd directoryname</text:p>
      <text:p text:style-name="Standard_20__28_user_29_">Git clone URL of repository.git</text:p>
      <text:p text:style-name="Standard_20__28_user_29_"/>
      <text:p text:style-name="Standard_20__28_user_29_">You will also need an icon theme – so look for that to download that</text:p>
      <text:p text:style-name="Standard_20__28_user_29_">Git clone (repo for icons)</text:p>
      <text:p text:style-name="Standard_20__28_user_29_">To unzip = tar xf ios.tar.xz</text:p>
      <text:p text:style-name="Standard_20__28_user_29_"/>
      <text:p text:style-name="Standard_20__28_user_29_">! – before we can start using our themes we first need to install the unity tweak tool</text:p>
      <text:p text:style-name="Standard_20__28_user_29_">Sudo apt-get install unity-tweak-tool</text:p>
      <text:p text:style-name="Standard_20__28_user_29_"><text:soft-page-break/>! – now we need to access hidden items by pressing CTRL + H on the home directory. <text:s/>Create a new folder called .themes and copy the themes and icons to this directory.</text:p>
      <text:p text:style-name="Standard_20__28_user_29_">! – to change the wallpaper download wallpaper you want and click set as wallpaper.</text:p>
      <text:p text:style-name="Standard_20__28_user_29_">! – create a new directory called .icons for the icons</text:p>
      <text:p text:style-name="Standard_20__28_user_29_"/>
      <text:p text:style-name="Standard_20__28_user_29_">Now access the unity tweak tool. <text:s/>The dash isn’t updated yet likely. <text:s/>This is a known issue where changes to the dash do not occur immediately. <text:s/>This is Typically /home is where your home directory is. <text:s/>Also, /usr is where your user system resources are stored /user/bin are where your binary files for your applications are located which you can run but you wouldn’t typically access them this way. <text:s/>Also, /usr/share/Applications is where your applications will be stored as they are opened. <text:s/>When you click on these files within the /usr/share/applications they will know what binaries within /usr/bin to access to open the application. <text:s/>In here is where you will notice the Unity Tweak Tool is located.</text:p>
      <text:p text:style-name="Standard_20__28_user_29_">ISSUE:</text:p>
      <text:p text:style-name="Standard_20__28_user_29_">Failed to open – com.canonical.notify-osd when I tried to open the Unity Tweak Tool</text:p>
      <text:p text:style-name="Standard_20__28_user_29_">FIX:</text:p>
      <text:p text:style-name="Standard_20__28_user_29_">Sudo apt-get install notify-osd</text:p>
      <text:p text:style-name="Standard_20__28_user_29_">Sudo apt-get install overlay-scrollbar</text:p>
      <text:p text:style-name="Standard_20__28_user_29_"/>
      <text:p text:style-name="Standard_20__28_user_29_">The unity tweak tool is somewhat self explanatory.</text:p>
      <text:p text:style-name="List_20_Paragraph">Launcher changes icon size auto-hide of dash menu, window transparency.</text:p>
      <text:p text:style-name="List_20_Paragraph">Go to Overview <text:span text:style-name="T1"></text:span> Appearance <text:span text:style-name="T1"></text:span> Theme.</text:p>
      <text:p text:style-name="Standard_20__28_user_29_"/>
      <text:p text:style-name="Standard_20__28_user_29_"/>
      <text:p text:style-name="Standard_20__28_user_29_">Chapter 7 - <text:a xlink:type="simple" xlink:href="https://www.youtube.com/watch?v=wBp0Rb-ZJak&amp;t=4008s" text:style-name="ListLabel_20_2" text:visited-style-name="ListLabel_20_2"><text:span text:style-name="Internet_20_link_20__28_user_29_">1:06:48</text:span></text:a> Installing Ubuntu alongside Windows (dual boot)</text:p>
      <text:p text:style-name="Standard_20__28_user_29_">Installing cinnamon and others etc.</text:p>
      <text:p text:style-name="Standard_20__28_user_29_"/>
      <text:p text:style-name="Standard_20__28_user_29_">Booting to Linux from FlashDisk</text:p>
      <text:p text:style-name="Standard_20__28_user_29_">Download unetbootin.github.io <text:span text:style-name="T1"></text:span> format a flash drive to fat32 so you can boot it <text:span text:style-name="T1"></text:span> point to iso then create. <text:s/>Make sure you disable Fast boot in power options for Non-mac PC’s. <text:span text:style-name="T1"></text:span> boot to it <text:span text:style-name="T1"></text:span> in install options configure install updates <text:span text:style-name="T1"></text:span> Select “Do Something Else” to get to partition options <text:span text:style-name="T1"></text:span> once in it and you are choosing to install ubuntu you should choose to partition the disk <text:span text:style-name="T1"></text:span> You should highlight your <text:soft-page-break/>NTFS partition and hit change which will shrink your main partition. <text:span text:style-name="T1"></text:span> With shrunk space configure swap space. <text:s/>Configure this for 5GB should be ok but on normal install 8GB to 16GB is normal. <text:span text:style-name="T1"></text:span> now create a new primary partition for operating system files and mount to root or /. <text:s/><text:span text:style-name="T1"></text:span> Find windows boot manager and install over windows boot manager (highlight the “Windows Boot Manager” and hit next. <text:s/>Grub will replace windows boot manager for boot selection and give choice to boot to linux or windows.</text:p>
      <text:p text:style-name="Standard_20__28_user_29_"/>
      <text:p text:style-name="Standard_20__28_user_29_">Chapter 8 - <text:a xlink:type="simple" xlink:href="https://www.youtube.com/watch?v=wBp0Rb-ZJak&amp;t=4989s" text:style-name="ListLabel_20_2" text:visited-style-name="ListLabel_20_2"><text:span text:style-name="Internet_20_link_20__28_user_29_">1:23:09</text:span></text:a> Linux command line essentials</text:p>
      <text:p text:style-name="Standard_20__28_user_29_"/>
      <text:p text:style-name="Standard_20__28_user_29_">CTRL + ALT + T = open terminal.</text:p>
      <text:p text:style-name="Standard_20__28_user_29_">pwd = print working directory (where you currently are)</text:p>
      <text:p text:style-name="Standard_20__28_user_29_">cd = change directory (change to a specified directory)</text:p>
      <text:p text:style-name="P42">“Absolute path” ( cd /sbin ) = this will change to the path directory /sbin no matter where you are.</text:p>
      <text:p text:style-name="List_20_Paragraph">“Relative path” ( cd share ) = will change to share directory if you are in /usr to /usr/share</text:p>
      <text:p text:style-name="List_20_Paragraph"/>
      <text:p text:style-name="List_20_Paragraph">“current path” ( cd ./share ) = ./ specifies the current directory we are in. if in /usr and cd ./lib we will go to /usr/lib</text:p>
      <text:p text:style-name="List_20_Paragraph"/>
      <text:p text:style-name="List_20_Paragraph">“Home” ( cd ~ ) = Will move us to our home directory.</text:p>
      <text:p text:style-name="List_20_Paragraph"><text:tab/></text:p>
      <text:p text:style-name="P43">“Home and a subdirectory path” ( cd ~/Documents ) = Will move us to homepath in Documents directory</text:p>
      <text:p text:style-name="Standard_20__28_user_29_"><text:tab/>Move to parent directory ( cd ../ ) = Will go from /home/dan to /home</text:p>
      <text:p text:style-name="Standard_20__28_user_29_"/>
      <text:p text:style-name="Standard_20__28_user_29_">ls = list contents of your current directory or one you specify</text:p>
      <text:p text:style-name="Standard_20__28_user_29_"><text:tab/>-r = reverse format</text:p>
      <text:p text:style-name="Standard_20__28_user_29_"><text:tab/>-p = file types</text:p>
      <text:p text:style-name="Standard_20__28_user_29_"><text:tab/>-s = sort based on file size</text:p>
      <text:p text:style-name="Standard_20__28_user_29_"><text:tab/>&gt;ls pathname = will list the contents for the path name.</text:p>
      <text:p text:style-name="P43">If pass in arguments do at end &gt;ls ~/Documents -r = reverse order for home pathname + directory you added.</text:p>
      <text:p text:style-name="Standard_20__28_user_29_"><text:soft-page-break/><text:tab/>! – You can also just to l for ls command as well.</text:p>
      <text:p text:style-name="Standard_20__28_user_29_"/>
      <text:p text:style-name="Standard_20__28_user_29_">Chapter 9 - <text:a xlink:type="simple" xlink:href="https://www.youtube.com/watch?v=wBp0Rb-ZJak&amp;t=5777s" text:style-name="ListLabel_20_2" text:visited-style-name="ListLabel_20_2"><text:span text:style-name="Internet_20_link_20__28_user_29_">1:36:17</text:span></text:a> Administrative privileges in terminal</text:p>
      <text:p text:style-name="Standard_20__28_user_29_"><text:tab/>Nano = txt file editor</text:p>
      <text:p text:style-name="Standard_20__28_user_29_"><text:tab/><text:tab/>Nano ./file<text:tab/>= will edit the file called “file” in current directory.</text:p>
      <text:p text:style-name="Standard_20__28_user_29_"><text:tab/><text:tab/><text:tab/>CTRL + o = Will save the file</text:p>
      <text:p text:style-name="Standard_20__28_user_29_"><text:tab/><text:tab/>Sometimes you need to sudo to edit a file &gt;sudo nano ./file</text:p>
      <text:p text:style-name="Standard_20__28_user_29_"><text:tab/>!! = To rerun the last command.</text:p>
      <text:p text:style-name="Standard_20__28_user_29_"><text:tab/><text:tab/>Sudo !! = Will rerun the last command but with admin rights.</text:p>
      <text:p text:style-name="P42">Sudo su = will switch to the admin user to run commands (NOTICE username@ changes to root@)</text:p>
      <text:p text:style-name="Standard_20__28_user_29_"/>
      <text:p text:style-name="Standard_20__28_user_29_">Chapter 10 - <text:a xlink:type="simple" xlink:href="https://www.youtube.com/watch?v=wBp0Rb-ZJak&amp;t=6134s" text:style-name="ListLabel_20_2" text:visited-style-name="ListLabel_20_2"><text:span text:style-name="Internet_20_link_20__28_user_29_">1:42:14</text:span></text:a> Using the package manager (apt-get) to install new applications</text:p>
      <text:p text:style-name="Standard_20__28_user_29_"/>
      <text:p text:style-name="P42">TO INSTALL</text:p>
      <text:p text:style-name="P42">Package Manger for ubuntu is ( apt-get ) the next command is the action to be performed <text:s text:c="12"/>( install ). <text:s/>Full command &gt;apt-get install &lt;packageName&gt; for example bluefish which is text editor.</text:p>
      <text:p text:style-name="P42">TO UNINSTALL</text:p>
      <text:p text:style-name="P42">&gt;sudo apt-get uninstall bluefish</text:p>
      <text:p text:style-name="P42"/>
      <text:p text:style-name="P42">TO INSTALL BUT NOT SURE WHAT WE WANT</text:p>
      <text:p text:style-name="P42">&gt;sudo apt-cache search bluefish</text:p>
      <text:p text:style-name="P42"/>
      <text:p text:style-name="P42"/>
      <text:p text:style-name="P42">SEE IF SOMETHING IS INSTALLED</text:p>
      <text:p text:style-name="P42">&gt;apt-cache policy gimp</text:p>
      <text:p text:style-name="Standard_20__28_user_29_"><text:tab/>DOWNLOAD PROGRAMS NOT IN REPOSITORY</text:p>
      <text:p text:style-name="Standard_20__28_user_29_"><text:tab/>First see if installed &gt;apt-cache policy &lt;Program&gt;. &gt;find program online and download.</text:p>
      <text:p text:style-name="Standard_20__28_user_29_"><text:tab/>!-RPM is package manager for redhat.</text:p>
      <text:p text:style-name="Standard_20__28_user_29_"><text:soft-page-break/><text:tab/>. <text:s/>&gt;cd ~/Downloads. <text:s/>&gt;sudo dpkg -i ./packagename.deb. <text:s/>&gt;google-chrome. <text:s/>Which opens it.</text:p>
      <text:p text:style-name="Standard_20__28_user_29_">Chapter 11 - <text:a xlink:type="simple" xlink:href="https://www.youtube.com/watch?v=wBp0Rb-ZJak&amp;t=6789s" text:style-name="ListLabel_20_2" text:visited-style-name="ListLabel_20_2"><text:span text:style-name="Internet_20_link_20__28_user_29_">1:53:09</text:span></text:a> Keeping programs updated in Linux</text:p>
      <text:p text:style-name="Standard_20__28_user_29_"><text:tab/>UPGRADE PROGRAMS</text:p>
      <text:p text:style-name="Standard_20__28_user_29_"><text:tab/>&gt;sudo apt-get upgrade</text:p>
      <text:p text:style-name="Standard_20__28_user_29_">Chapter 12 - <text:a xlink:type="simple" xlink:href="https://www.youtube.com/watch?v=wBp0Rb-ZJak&amp;t=7068s" text:style-name="ListLabel_20_2" text:visited-style-name="ListLabel_20_2"><text:span text:style-name="Internet_20_link_20__28_user_29_">1:57:48</text:span></text:a> File permissions and ownership explained</text:p>
      <text:p text:style-name="Standard_20__28_user_29_"><text:tab/>CHANGE OWNERSHIP</text:p>
      <text:p text:style-name="P42">&gt;chown user:group (CAREFUL RUNNING THIS COMMAND AS MANY FILES NEED ROOT TO WORK).</text:p>
      <text:p text:style-name="Standard_20__28_user_29_"><text:tab/><text:tab/>Change ownership for all files below a directory in your current selected path.</text:p>
      <text:p text:style-name="Standard_20__28_user_29_"><text:tab/><text:tab/>&gt;chown -R user:group ./mydir</text:p>
      <text:p text:style-name="Standard_20__28_user_29_"><text:tab/><text:tab/>You can then verify you have access</text:p>
      <text:p text:style-name="Standard_20__28_user_29_"><text:tab/><text:tab/>&gt;ls -l ./mydir</text:p>
      <text:p text:style-name="Standard_20__28_user_29_"><text:tab/>CHANGE PERMISSIONS</text:p>
      <text:p text:style-name="Standard_20__28_user_29_"><text:tab/>&gt;chmod 646 file.txt</text:p>
      <text:p text:style-name="Standard_20__28_user_29_"><text:tab/>DELETE A FILE</text:p>
      <text:p text:style-name="Standard_20__28_user_29_"><text:tab/>&gt;rm filename.txt</text:p>
      <text:p text:style-name="Standard_20__28_user_29_"><text:tab/><text:tab/>Or, &gt;rm -f filename.txt</text:p>
      <text:p text:style-name="Standard_20__28_user_29_"><text:tab/><text:tab/><text:tab/>-r = recursive</text:p>
      <text:p text:style-name="Standard_20__28_user_29_"><text:tab/>&gt;rm ./*.cpp<text:tab/>= removes all files with cpp extension on selected directory.</text:p>
      <text:p text:style-name="Standard_20__28_user_29_"><text:tab/>&gt;rm ./*<text:tab/><text:tab/>= removes everything leaving directory itself intact.</text:p>
      <text:p text:style-name="Standard_20__28_user_29_"><text:tab/>&gt;rm mydir/*<text:tab/>= removes everything on a specified directory (mydir) in this case.</text:p>
      <text:p text:style-name="P42">CREATE FILES QUICKLY</text:p>
      <text:p text:style-name="Standard_20__28_user_29_"><text:tab/>&gt;touch filename.txt</text:p>
      <text:p text:style-name="Standard_20__28_user_29_"/>
      <text:p text:style-name="Standard_20__28_user_29_"><text:tab/>MOVE FILES (can also be used for backup).</text:p>
      <text:p text:style-name="Standard_20__28_user_29_"><text:tab/>&gt;mv LocationOfFile WhereNewLocationShouldBe</text:p>
      <text:p text:style-name="Standard_20__28_user_29_"/>
      <text:p text:style-name="Standard_20__28_user_29_"><text:tab/>&gt;mv a.out newdirectory/a.out<text:tab/>= This will move a file name a.out to a new <text:tab/><text:tab/><text:tab/><text:tab/><text:tab/><text:tab/>location inside “newdirectory”</text:p>
      <text:p text:style-name="Standard_20__28_user_29_"><text:soft-page-break/>Chapter 13 - <text:a xlink:type="simple" xlink:href="https://www.youtube.com/watch?v=wBp0Rb-ZJak&amp;t=8683s" text:style-name="ListLabel_20_3" text:visited-style-name="ListLabel_20_3">2:24:43</text:a> The FIND command and it’s practical uses</text:p>
      <text:p text:style-name="Standard_20__28_user_29_"/>
      <text:p text:style-name="Standard_20__28_user_29_"><text:tab/>FIND FILES<text:line-break/><text:tab/>&gt;find DirPath parameters FilesToFind<text:tab/>(find . -type f -name “*.php”)</text:p>
      <text:p text:style-name="Standard_20__28_user_29_"><text:tab/><text:tab/><text:tab/>f = file, d = directory<text:tab/><text:tab/><text:tab/>“exact name”</text:p>
      <text:p text:style-name="Standard_20__28_user_29_"><text:tab/><text:tab/>another example=&gt;find . -type f -iname “*.php”</text:p>
      <text:p text:style-name="Standard_20__28_user_29_"><text:tab/><text:tab/><text:tab/>i= will ignore case sensativity</text:p>
      <text:p text:style-name="Standard_20__28_user_29_"><text:tab/><text:tab/>another example=&gt;find /etc -type <text:s/>f -iname “*.conf”</text:p>
      <text:p text:style-name="Standard_20__28_user_29_"><text:tab/><text:tab/><text:tab/>Finds all config files in etc</text:p>
      <text:p text:style-name="Standard_20__28_user_29_"><text:tab/><text:tab/>Find based on permissions</text:p>
      <text:p text:style-name="Standard_20__28_user_29_"><text:tab/><text:tab/>&gt;find . -type f -perm 0664= Finds all files with permissions of 664</text:p>
      <text:p text:style-name="Standard_20__28_user_29_"><text:tab/><text:tab/>Find based on size</text:p>
      <text:p text:style-name="Standard_20__28_user_29_"><text:tab/><text:tab/>&gt;find . -size 100k</text:p>
      <text:p text:style-name="Standard_20__28_user_29_"><text:tab/><text:tab/>&gt;find . -size +1m</text:p>
      <text:p text:style-name="Standard_20__28_user_29_"><text:tab/><text:tab/>&gt;find . -size -1m <text:s/></text:p>
      <text:p text:style-name="Standard_20__28_user_29_"><text:tab/><text:tab/>Find All files that are not equal that specified</text:p>
      <text:p text:style-name="Standard_20__28_user_29_"><text:tab/><text:tab/>&gt;find . -type f -not -iname “*.php”</text:p>
      <text:p text:style-name="Standard_20__28_user_29_"><text:tab/><text:tab/>What is you do not want it recurssive?</text:p>
      <text:p text:style-name="Standard_20__28_user_29_"><text:tab/><text:tab/>&gt;find . -maxdepth 1 –type f -iname “*.conf” <text:tab/>=only goes to current <text:tab/><text:tab/><text:tab/><text:tab/><text:tab/><text:tab/> directory not any farther down the path</text:p>
      <text:p text:style-name="Standard_20__28_user_29_"/>
      <text:p text:style-name="Standard_20__28_user_29_">Chapter 14 - <text:a xlink:type="simple" xlink:href="https://www.youtube.com/watch?v=wBp0Rb-ZJak&amp;t=9370s" text:style-name="ListLabel_20_3" text:visited-style-name="ListLabel_20_3">2:36:10</text:a> GREP command explained</text:p>
      <text:p text:style-name="Standard_20__28_user_29_"/>
      <text:p text:style-name="Standard_20__28_user_29_"><text:tab/>Finding info within commands ran</text:p>
      <text:p text:style-name="Standard_20__28_user_29_"><text:tab/><text:tab/>For example if you have a php file with functions in them and you</text:p>
      <text:p text:style-name="Standard_20__28_user_29_"><text:tab/><text:tab/>wanted to find out what functions the file had you could grep them</text:p>
      <text:p text:style-name="Standard_20__28_user_29_"><text:tab/><text:tab/>&gt;grep “function” file2.php</text:p>
      <text:p text:style-name="Standard_20__28_user_29_"><text:tab/><text:tab/>-i = will ignore case sensitivity.</text:p>
      <text:p text:style-name="Standard_20__28_user_29_"><text:tab/><text:tab/>&gt;grep “function” -i ./*</text:p>
      <text:p text:style-name="Standard_20__28_user_29_"><text:tab/><text:tab/>-n = will give you the line number where the value was found</text:p>
      <text:p text:style-name="Standard_20__28_user_29_"><text:tab/><text:tab/>&gt;grep -n -i “function” ./*</text:p>
      <text:p text:style-name="Standard_20__28_user_29_"><text:soft-page-break/><text:tab/>USE FINE IN CONJUNCTION WITH GREP</text:p>
      <text:p text:style-name="Standard_20__28_user_29_"><text:tab/><text:tab/>exec will then execute the next command</text:p>
      <text:p text:style-name="Standard_20__28_user_29_"><text:tab/><text:tab/><text:tab/>(start with exec End with {} +</text:p>
      <text:p text:style-name="Standard_20__28_user_29_"><text:tab/><text:tab/>&gt;find . -type f -iname “*.php” -exec grep -i -n “function {} +</text:p>
      <text:p text:style-name="Standard_20__28_user_29_"><text:tab/><text:tab/>Another Example</text:p>
      <text:p text:style-name="Standard_20__28_user_29_"><text:tab/><text:tab/>&gt;find . -type f -size -10k -iname “*.php” exec grep -i -n “function” {} +</text:p>
      <text:p text:style-name="Standard_20__28_user_29_"><text:tab/>REDIRECT OUTPUT OF A COMMAND</text:p>
      <text:p text:style-name="Standard_20__28_user_29_"><text:tab/><text:tab/>&gt;ls &gt; outfile.txt<text:tab/>= exports results to file outfile.txt</text:p>
      <text:p text:style-name="Standard_20__28_user_29_"><text:tab/>VIEW THE RESULTS AND EXPORT TO A FILE with “tee”</text:p>
      <text:p text:style-name="Standard_20__28_user_29_"><text:tab/><text:tab/>&gt; find . -type f -size -10k -iname “*.php” -exec grep -i -n “function” {} + | tee of.txt<text:tab/><text:tab/>= Will show results on screen and export to a file (tee)</text:p>
      <text:p text:style-name="Standard_20__28_user_29_"/>
      <text:p text:style-name="Standard_20__28_user_29_">Chapter 15 - <text:a xlink:type="simple" xlink:href="https://www.youtube.com/watch?v=wBp0Rb-ZJak&amp;t=9942s" text:style-name="ListLabel_20_3" text:visited-style-name="ListLabel_20_3">2:45:42</text:a> The TOP command and its uses</text:p>
      <text:p text:style-name="Standard_20__28_user_29_"><text:tab/>A process is an application that is running. <text:s/></text:p>
      <text:p text:style-name="Standard_20__28_user_29_"><text:tab/><text:tab/>TOP = displays the top running processes.</text:p>
      <text:p text:style-name="P44">The most important parts: PID, User(who is running process), TIME+(how long been up), <text:s/>COMMAND(command associated with process).</text:p>
      <text:p text:style-name="Standard_20__28_user_29_"><text:tab/><text:tab/>TO VIEW ALL PROCESSES</text:p>
      <text:p text:style-name="Standard_20__28_user_29_"><text:tab/><text:tab/>&gt;ps -aux </text:p>
      <text:p text:style-name="Standard_20__28_user_29_"><text:tab/><text:tab/>TO VIEW ALL IN EASIER FORMAT AND FIND WHAT YOU WANT</text:p>
      <text:p text:style-name="Standard_20__28_user_29_"><text:tab/><text:tab/>&gt;ps -aux | grep liri-browser <text:tab/>= Will show you the results for the “liri-browser” results</text:p>
      <text:p text:style-name="Standard_20__28_user_29_"><text:tab/><text:tab/>IF YOU OPEN MULTIPLE BROWSERS EACH HAVE OWN PID SO IT GETS MESSY</text:p>
      <text:p text:style-name="Standard_20__28_user_29_"><text:tab/><text:tab/>YOU SHOULD THEN RUN &gt;pgrep “name”</text:p>
      <text:p text:style-name="Standard_20__28_user_29_"><text:tab/>To kill a process</text:p>
      <text:p text:style-name="Standard_20__28_user_29_"><text:tab/><text:tab/>&gt;Kill -9 PID</text:p>
      <text:p text:style-name="P27">TO KILL AN IDE You should kill java</text:p>
      <text:p text:style-name="P27"><text:tab/>&gt;killall java -9</text:p>
      <text:p text:style-name="P28"><text:span text:style-name="T20"><text:tab/></text:span><text:span text:style-name="Strong_20_Emphasis">kill -9 </text:span>Meaning: The process will be killed by the kernel; this signal cannot be <text:tab/><text:tab/>ignored. 9 means KILL signal that is not catchable or ignorable</text:p>
      <text:p text:style-name="Standard_20__28_user_29_"><text:soft-page-break/></text:p>
      <text:p text:style-name="Standard_20__28_user_29_"><text:tab/>To Kill all processes by an application</text:p>
      <text:p text:style-name="Standard_20__28_user_29_"><text:tab/><text:tab/>&gt;killall processname (&gt;killall liri-browswer<text:span text:style-name="T19">) OR (&gt;killall java)</text:span></text:p>
      <text:p text:style-name="Standard_20__28_user_29_"/>
      <text:p text:style-name="Standard_20__28_user_29_">Chapter 16 - <text:a xlink:type="simple" xlink:href="https://www.youtube.com/watch?v=wBp0Rb-ZJak&amp;t=10356s" text:style-name="ListLabel_20_4" text:visited-style-name="ListLabel_20_4"><text:span text:style-name="Internet_20_link">2:52:36</text:span></text:a> Services explained</text:p>
      <text:list xml:id="list10215646891532" text:continue-numbering="true" text:style-name="WWNum5">
        <text:list-item>
          <text:list>
            <text:list-item>
              <text:list>
                <text:list-item>
                  <text:list>
                    <text:list-item>
                      <text:p text:style-name="P61">Download elasticsearch “elasticsearch”</text:p>
                    </text:list-item>
                    <text:list-item>
                      <text:p text:style-name="P61">This will be used as an example of a service.</text:p>
                    </text:list-item>
                  </text:list>
                </text:list-item>
              </text:list>
            </text:list-item>
          </text:list>
        </text:list-item>
      </text:list>
      <text:p text:style-name="P42"/>
      <text:p text:style-name="P42">To start a service</text:p>
      <text:p text:style-name="Standard_20__28_user_29_"><text:tab/><text:tab/>&gt;sudo service elasticsearch start </text:p>
      <text:p text:style-name="P44">You will not get an output but you can verify its opened by going to a browser. Where is port 9200 of the localhost (localhost:9200). <text:s/>A json code will display that its working correctly. </text:p>
      <text:p text:style-name="Standard_20__28_user_29_"><text:tab/>To stop the service</text:p>
      <text:p text:style-name="Standard_20__28_user_29_"><text:tab/><text:tab/>&gt;sudo service elasticsearch stop</text:p>
      <text:p text:style-name="Standard_20__28_user_29_"><text:tab/><text:tab/><text:tab/>Then try to access the localhost:9200 for elasticsearch and you will be unable</text:p>
      <text:p text:style-name="Standard_20__28_user_29_"><text:tab/><text:tab/><text:tab/>To get to it.</text:p>
      <text:p text:style-name="Standard_20__28_user_29_"><text:tab/>&gt;service <text:tab/>= a lighter way to stop and start services. <text:s/></text:p>
      <text:p text:style-name="Standard_20__28_user_29_"><text:tab/>Say for example we want to run the service on a different port!</text:p>
      <text:p text:style-name="Standard_20__28_user_29_"><text:tab/><text:tab/>We need to alter the config file for elasticsearch which is a yml file or yaml.</text:p>
      <text:p text:style-name="P45">Use find to locate it</text:p>
      <text:p text:style-name="P45">&gt;find /etc -type f -iname “elasticsearch*”</text:p>
      <text:p text:style-name="P45">&gt;sudo nano /etc/elasticsearch/elasticsearch.yml</text:p>
      <text:p text:style-name="P45">Find the location in the file where the ports are listed. <text:s/>Un-comment the port specification and change to 1150. <text:s/>Then save the file and exit</text:p>
      <text:p text:style-name="P45">We must now restart so elasticsearch uses the new port number.</text:p>
      <text:p text:style-name="P45">&gt;sudo service elasticsearch restart</text:p>
      <text:p text:style-name="P43">You can now check and see if it connects on localhost:1150. <text:s/>It does because with the service restarted it has updated the configuration file.</text:p>
      <text:p text:style-name="Standard_20__28_user_29_"><text:soft-page-break/>Ubuntu has updated to usage of different tools to start and stop (system control or systemctl)</text:p>
      <text:p text:style-name="Standard_20__28_user_29_"><text:tab/>To start</text:p>
      <text:p text:style-name="Standard_20__28_user_29_"><text:tab/><text:tab/>&gt;sudo systemctl start elasticsearch </text:p>
      <text:p text:style-name="Standard_20__28_user_29_"><text:tab/>To stop</text:p>
      <text:p text:style-name="Standard_20__28_user_29_"><text:tab/><text:tab/>&gt;sudo systemctl stop elasticsearch</text:p>
      <text:p text:style-name="Standard_20__28_user_29_"><text:tab/>Systemctl the action is before the program vs service which puts the action after the service.</text:p>
      <text:p text:style-name="Standard_20__28_user_29_"/>
      <text:p text:style-name="Standard_20__28_user_29_">You should use systemcontrol as it’s the newest method.</text:p>
      <text:p text:style-name="Standard_20__28_user_29_"/>
      <text:p text:style-name="Standard_20__28_user_29_">Chapter 17 - <text:a xlink:type="simple" xlink:href="https://www.youtube.com/watch?v=wBp0Rb-ZJak&amp;t=10760s" text:style-name="ListLabel_20_4" text:visited-style-name="ListLabel_20_4"><text:span text:style-name="Internet_20_link">2:59:20</text:span></text:a> Using CRONTABS to schedule tasks.</text:p>
      <text:p text:style-name="Standard_20__28_user_29_"><text:tab/>&gt;crontab -e<text:tab/>= Will give you the nano interface to build cronjobs.</text:p>
      <text:p text:style-name="Standard_20__28_user_29_"><text:tab/><text:tab/>M = minutes 0-59, h= hours 0-24, dom=dayOfMonth 1-31, mon=Month1-12,</text:p>
      <text:p text:style-name="Standard_20__28_user_29_"><text:tab/><text:tab/>Dow=dayOfWeek 0-6, Command= what command to run.</text:p>
      <text:p text:style-name="Standard_20__28_user_29_"><text:tab/><text:span text:style-name="T2">15<text:tab/>14<text:tab/>*<text:tab/>*<text:tab/>*<text:tab/>ls &gt; /home/dan/lt/cronres.txt</text:span></text:p>
      <text:p text:style-name="Standard_20__28_user_29_"><text:tab/>15<text:span text:style-name="T3">th</text:span> Min, 14<text:span text:style-name="T3">th</text:span> hour, *=regardless of day (everyday). Run ls and outputs to directory.</text:p>
      <text:p text:style-name="Standard_20__28_user_29_"><text:tab/></text:p>
      <text:p text:style-name="P46">00<text:tab/>5<text:tab/>*<text:tab/>*<text:tab/>0<text:tab/>ls &gt; /home/dan/lt/cronres.txt<text:tab/>=This command </text:p>
      <text:p text:style-name="Standard_20__28_user_29_"><text:tab/>Will run every Sunday at 5AM.</text:p>
      <text:p text:style-name="Standard_20__28_user_29_">Another Example</text:p>
      <text:p text:style-name="Standard_20__28_user_29_"><text:tab/>0<text:tab/>5<text:tab/>*<text:tab/>*<text:tab/>1 <text:tab/>tar -zcf /var/backups/home.tgz <text:tab/>/home</text:p>
      <text:p text:style-name="Standard_20__28_user_29_"><text:tab/>This will zip the entire home directory every Monday at 5 AM and archive and store in in /var/backups.</text:p>
      <text:p text:style-name="Standard_20__28_user_29_">Another example, &gt;sudo crontab so that you access cron through root account</text:p>
      <text:p text:style-name="Standard_20__28_user_29_"><text:tab/>0<text:tab/>7<text:tab/>*<text:tab/>* <text:s/><text:tab/>1 <text:tab/>apt-get upgrade -y</text:p>
      <text:p text:style-name="Standard_20__28_user_29_"><text:tab/>This will run every Monday at 7AM and will upgrade your system automatically. </text:p>
      <text:p text:style-name="Standard_20__28_user_29_"><text:tab/>-y to confirm yes to any dialog given.</text:p>
      <text:p text:style-name="Standard_20__28_user_29_"><text:soft-page-break/>! – Make sure to run CRONTAB with sudo, so that way you setup the cron job as root and not your local user.</text:p>
      <text:p text:style-name="Standard_20__28_user_29_"/>
      <text:p text:style-name="Standard_20__28_user_29_">Chapter 18 - <text:a xlink:type="simple" xlink:href="https://www.youtube.com/watch?v=wBp0Rb-ZJak&amp;t=11096s" text:style-name="ListLabel_20_4" text:visited-style-name="ListLabel_20_4"><text:span text:style-name="Internet_20_link">3:04:56</text:span></text:a> Choosing an integrated development environment (IDE)</text:p>
      <text:p text:style-name="Standard_20__28_user_29_"><text:tab/>IDE’s provide advanced features for code editing like version controls compared</text:p>
      <text:p text:style-name="Standard_20__28_user_29_"><text:tab/>To code editors like brackets. <text:s/>Depending upon your code you need to choose the right</text:p>
      <text:p text:style-name="Standard_20__28_user_29_"><text:tab/>IDE for the language your using. <text:s/></text:p>
      <text:p text:style-name="Standard_20__28_user_29_"/>
      <text:p text:style-name="Standard_20__28_user_29_"><text:tab/>Eclipse proves a wide variety of code for different languages.</text:p>
      <text:p text:style-name="Standard_20__28_user_29_"><text:tab/></text:p>
      <text:p text:style-name="Standard_20__28_user_29_"><text:tab/>Like many IDE’s you must install a code base like java or “openjdk-8-jre</text:p>
      <text:p text:style-name="Standard_20__28_user_29_"><text:tab/>Code blocks is another that does C, C++ and Fortran and was made using C++.</text:p>
      <text:p text:style-name="Standard_20__28_user_29_"><text:tab/>Jetbrains is another IDE that provides a wide code base like PyCharm.</text:p>
      <text:p text:style-name="Standard_20__28_user_29_"><text:tab/><text:tab/>PyCharm also provides pep guidelines which provides a guidline when</text:p>
      <text:p text:style-name="Standard_20__28_user_29_"><text:tab/><text:tab/>Creating your code.</text:p>
      <text:p text:style-name="Standard_20__28_user_29_">Chapter 19 - <text:a xlink:type="simple" xlink:href="https://www.youtube.com/watch?v=wBp0Rb-ZJak&amp;t=11309s" text:style-name="ListLabel_20_4" text:visited-style-name="ListLabel_20_4"><text:span text:style-name="Internet_20_link">3:08:29</text:span></text:a> Eclipse installation and setup</text:p>
      <text:p text:style-name="Standard_20__28_user_29_"><text:tab/>Install eclipse by downloading it, go to directory and right click open in terminal, and make sure java is installed (open jdk 7 as it works better than 8)(openjdk-7-jre). <text:s/>To confirm java is already installed &gt;java –version. <text:s/>To install target the current directory and do &gt;./eclipse-inst. <text:s/>You will then get a choice on what IDE to install like “Java” or “C++”. <text:s/>You then get prompt’d to setup a project.</text:p>
      <text:p text:style-name="Standard_20__28_user_29_"/>
      <text:p text:style-name="Standard_20__28_user_29_">Chapter 20 - <text:a xlink:type="simple" xlink:href="https://www.youtube.com/watch?v=wBp0Rb-ZJak&amp;t=11546s" text:style-name="ListLabel_20_4" text:visited-style-name="ListLabel_20_4"><text:span text:style-name="Internet_20_link">3:12:26</text:span></text:a> PyCharm installation and setup</text:p>
      <text:p text:style-name="Standard_20__28_user_29_"><text:tab/><text:tab/>For most IDE’s you download the archive open it and extract to a location then navigate to bin directory on terminal. <text:s/>Run the shell script. <text:s/>&gt;sh ./pycharm.sh</text:p>
      <text:p text:style-name="Standard_20__28_user_29_">You will be prompt’d to install “desktop” files which are “Launcher” files in linux like desktop shortcuts equivalent from windows. <text:s/>You will then setup a “Project”. <text:s text:c="2"/><text:tab/></text:p>
      <text:p text:style-name="Standard_20__28_user_29_">Left hand side = “project explorer” where you can select what file to manipulate.</text:p>
      <text:p text:style-name="Standard_20__28_user_29_">! - The IDE allows you to run your code from the IDE itself.</text:p>
      <text:p text:style-name="Standard_20__28_user_29_">! – The IDE allows you to code and manipulate your project data directly from the IDE.</text:p>
      <text:p text:style-name="Standard_20__28_user_29_"><text:soft-page-break/></text:p>
      <text:p text:style-name="Standard_20__28_user_29_">Chapter 21 <text:span text:style-name="T4">- 3:17:07</text:span> Introduction to GitHub, installation, and repository setup</text:p>
      <text:p text:style-name="P2"/>
      <text:p text:style-name="P3">Git is good for collaboration and handling “Merge Conflicts” which is when multiple people working <text:span text:style-name="T5">working on same line of code.</text:span></text:p>
      <text:p text:style-name="P3">First install git<text:tab/>&gt;sudo apt-get install git git-extras</text:p>
      <text:p text:style-name="P3">! - <text:span text:style-name="T5">Installing git-extra’s give us a little more control</text:span></text:p>
      <text:p text:style-name="P4">Initialize a git repository<text:tab/>&gt;mkdir name &amp;&amp; cd name<text:tab/>git init</text:p>
      <text:p text:style-name="P4"><text:span text:style-name="T6">G</text:span>o to browser and create a repository on github within your account.</text:p>
      <text:p text:style-name="P5">Go to github account and create a new repository.</text:p>
      <text:p text:style-name="P5">Copy the github repository and navigate back to your CLI and type &gt;git remote add origin URL.</text:p>
      <text:p text:style-name="P5"/>
      <text:p text:style-name="P5"><text:span text:style-name="T10">Chapter 22 - </text:span><text:a xlink:type="simple" xlink:href="https://www.youtube.com/watch?v=wBp0Rb-ZJak&amp;t=12186s" text:style-name="Internet_20_link" text:visited-style-name="Visited_20_Internet_20_Link">3:23:06</text:a> How to push/pull information from a repository</text:p>
      <text:p text:style-name="P5">Configure your account &gt;git config –-global user.name “username” &amp;&amp; git config –-global email.name emailaddress</text:p>
      <text:p text:style-name="P6"/>
      <text:p text:style-name="P6">NOW PULL YOUR REPOSITORY</text:p>
      <text:p text:style-name="P6">Do first pull <text:span text:style-name="T11">(local branches need to be aware of whats on your github repositories</text:span> &gt;git pull origin master</text:p>
      <text:p text:style-name="P6">Then set the upstream &gt; git branch –-set-upstream-to=origin/master</text:p>
      <text:p text:style-name="P47"/>
      <text:p text:style-name="P7">IF ISSUES</text:p>
      <text:p text:style-name="P7">Make sure git directory and all file below are ownership by std user Not ROOT. <text:s/>&gt;chown -R username GitParentHub</text:p>
      <text:p text:style-name="P7">Start SSH agent <text:span text:style-name="T11">if stopped</text:span></text:p>
      <text:p text:style-name="P8">&gt;ps -aux | grep ssh</text:p>
      <text:p text:style-name="P7">&gt;eval “$(ssh-agent)” &amp;&amp; <text:span text:style-name="T7">/</text:span><text:span text:style-name="T8">e</text:span><text:span text:style-name="T7">tc/init.d/ssh enable</text:span></text:p>
      <text:p text:style-name="P15"/>
      <text:p text:style-name="P16">USING GIT</text:p>
      <text:p text:style-name="P16">TO add files to &gt;git add files</text:p>
      <text:p text:style-name="P16">TO ADD ALL FILES &gt;git add -A</text:p>
      <text:p text:style-name="P16"><text:soft-page-break/>TO COMMIT &gt;git commit -m “this is first commit”</text:p>
      <text:p text:style-name="P17">IF you DEFINED A MASTER YOU CAN DO &gt;git push <text:tab/><text:tab/>OTHERWISE &gt;git push origin master</text:p>
      <text:p text:style-name="P17"/>
      <text:p text:style-name="P17"/>
      <text:p text:style-name="P17"/>
      <text:p text:style-name="P17"/>
      <text:p text:style-name="P9"><text:span text:style-name="T7">Chapter 23 - </text:span><text:a xlink:type="simple" xlink:href="https://www.youtube.com/watch?v=wBp0Rb-ZJak&amp;t=12553s" text:style-name="Internet_20_link" text:visited-style-name="Visited_20_Internet_20_Link"><text:span text:style-name="T7">3:29:13</text:span></text:a><text:span text:style-name="T7"> How to remove/ignore directories in our repository</text:span></text:p>
      <text:p text:style-name="P18">HOW TO REMO<text:span text:style-name="T14">VE G</text:span>IT DIRECTORIES &gt;git rm -r DirectoryName</text:p>
      <text:p text:style-name="P10"><text:span text:style-name="T7">This will remove the directory </text:span><text:span text:style-name="T9">recursively.</text:span></text:p>
      <text:p text:style-name="P11">Commit the change &gt;git commit -m “removal of directory xyz”.</text:p>
      <text:p text:style-name="P12">Push the change &gt;git push.</text:p>
      <text:p text:style-name="P13">IF FAILS AND DIRECTORY STILL THERE RETURN rm with -f for force removal(if directory being accessed and was unable to remove).</text:p>
      <text:p text:style-name="P12"/>
      <text:p text:style-name="P13">TO IGNORE A DIRECTORY WITH GIT &gt;git-ignore .DirectoryName/*</text:p>
      <text:p text:style-name="P13">This will create a file called “.gitignore” that will list the directory name you entered and git will specifically ignore it if you try to add or commit it. <text:s/><text:span text:style-name="T12">As you see this is a hidden file. <text:s/>Now if you open and IDE and manipulate the directory and files you will notice that you are able to manipulate data inside the repository and commit and push changes to the repository all with git ignoring the directory you specified. </text:span></text:p>
      <text:p text:style-name="P19"/>
      <text:p text:style-name="P19">GIT REPLACE REMOTE DIRECTORY</text:p>
      <text:p text:style-name="P19">1. Navigate to repository on local pc</text:p>
      <text:p text:style-name="P19">2. To view current remote URL’s &gt;git remote -v</text:p>
      <text:p text:style-name="P19">3. To replace them with a new one &gt;git remote set-url origin <text:a xlink:type="simple" xlink:href="mailto:git@github.com" text:style-name="Internet_20_link" text:visited-style-name="Visited_20_Internet_20_Link">git@github.com</text:a>:emykazza/HealthyChoices.git</text:p>
      <text:p text:style-name="P19">4. To ensure it changed do &gt;git remote -v</text:p>
      <text:p text:style-name="P26">!!! - SET-URL = REPLACE A CURRENT REMOTE REPOSITORY</text:p>
      <text:p text:style-name="P26">!!! - &gt;git remote add origin <text:a xlink:type="simple" xlink:href="mailto:git@git" text:style-name="Internet_20_link" text:visited-style-name="Visited_20_Internet_20_Link">git@git</text:a>…. = WILL ADD ONE THAT YOU CREATED</text:p>
      <text:p text:style-name="P2"/>
      <text:p text:style-name="P2"><text:span text:style-name="T13">Chapter 24 - </text:span><text:a xlink:type="simple" xlink:href="https://www.youtube.com/watch?v=wBp0Rb-ZJak&amp;t=12865s" text:style-name="Internet_20_link" text:visited-style-name="Visited_20_Internet_20_Link">3:34:25</text:a> Resolving merge conflicts through terminal</text:p>
      <text:p text:style-name="P19"/>
      <text:p text:style-name="P19"><text:soft-page-break/>When two people are editing the same code at the same time this creates merge conflicts.</text:p>
      <text:p text:style-name="P21">Create 2 directories both pointing to the same repository. <text:s/>Create a file with info on 1 line on one and do a git pull for both local directories. <text:s/>Both will have the same file. <text:s/>Go to the 2<text:span text:style-name="T3">nd</text:span> directory and edit the same line and push the changes. <text:s/>You will notice that the 1<text:span text:style-name="T3">st</text:span> directory does not yet have the change and if you attempt to edit the same line and push the changes this will create a merge conflict. <text:s text:c="2"/></text:p>
      <text:p text:style-name="P22">User1 -pull directory</text:p>
      <text:p text:style-name="P22">User2 -pulls directory</text:p>
      <text:p text:style-name="P22">User 1-makes change to line 2</text:p>
      <text:p text:style-name="P22">User1 -pushes changes</text:p>
      <text:p text:style-name="P22">User2 –makes change to line 2</text:p>
      <text:p text:style-name="P22">user2 -Attempts to push changes but Error occurs because user1 already pushed changes to the same directory.</text:p>
      <text:p text:style-name="P22">User2 -Will get a notification to fetch first &gt;git fetch origin master <text:span text:style-name="T17">&amp;&amp; &gt;git pull origin master. <text:s/>Both of these would comment at the fact that there are merge conflicts and that you should resolve the conflicts before commiting the change.</text:span></text:p>
      <text:p text:style-name="P23">User2 -will edit the file which will present an interface where the &lt;&lt;&lt;&lt;&lt;head (first part will be what he added and the 2ND line will give you what the other user had.</text:p>
      <text:p text:style-name="P23">User2 -Will alter the file so that the appropriate changes are made</text:p>
      <text:p text:style-name="P23"><text:tab/>making both on the same file</text:p>
      <text:p text:style-name="P23">1. copies what the server has (bottom part)</text:p>
      <text:p text:style-name="P23">2. deletes the &lt;&lt;&lt; and &gt;&gt;&gt;</text:p>
      <text:p text:style-name="P23">3. keeps his changes in there too</text:p>
      <text:p text:style-name="P23">User2 –Will <text:span text:style-name="T18">Add, C</text:span>ommit, <text:span text:style-name="T18">and P</text:span>ush <text:span text:style-name="T18">file </text:span>to server.</text:p>
      <text:p text:style-name="P21"/>
      <text:p text:style-name="P21">! - Typically throughout the day you should &gt;git <text:span text:style-name="T16">pull master </text:span>to ensure everything is up to date.</text:p>
      <text:p text:style-name="P19"/>
      <text:p text:style-name="P19"><text:span text:style-name="T15">Chapter 25 - </text:span><text:a xlink:type="simple" xlink:href="https://www.youtube.com/watch?v=wBp0Rb-ZJak&amp;t=13302s" text:style-name="Internet_20_link" text:visited-style-name="Visited_20_Internet_20_Link">3:41:42</text:a> How to setup and manage branches</text:p>
      <text:p text:style-name="P24">VERSION CONTROL Pycharm - You can manage version control inside IDE’s like Pycharm. <text:s/>When you modify a file, on the bottom you will see (“2 Files”) under the explorer window. </text:p>
      <text:p text:style-name="P24"><text:soft-page-break/><text:tab/>When your done modifying the change and you want to commit the changes, <text:tab/>you must (RIGHT Click) on the file and hit (Commit Changes) and add <text:tab/>comments. <text:s/>YOU CAN ALSO, push with the commit. <text:s/></text:p>
      <text:p text:style-name="P24"><text:tab/>IN SHORT, IDE’s like Jetbrain’s Pycharm are built into git and allow you to <text:tab/>commit and push changes all within the IDE.</text:p>
      <text:p text:style-name="P24"><text:tab/><text:span text:style-name="T21">Enable version control to get different versions you modified vs the original <text:tab/>goto “view” “tool windows” “version control.</text:span></text:p>
      <text:p text:style-name="P24"><text:tab/><text:span text:style-name="T21">You can also create a new branch which will be a new version of the original <text:tab/>code bottom right hand corner under “git:master” create new branch calling <text:tab/>it v0.1. <text:s/>Now make the edits to your code. <text:s/>&gt;git add -A. git commit -m “new <text:tab/>branch”. <text:s/>&gt;git push origin v0.1. <text:s text:c="2"/>v0.1=name of new branch you added in <text:tab/>pycharm.</text:span></text:p>
      <text:p text:style-name="P24"><text:tab/><text:span text:style-name="T22">Now when you refresh on git you should see the new version.</text:span></text:p>
      <text:p text:style-name="P25"><text:tab/></text:p>
      <text:p text:style-name="P62">To merge merge the new branch with the master then commit and push.</text:p>
      <text:p text:style-name="P24"><text:tab/><text:tab/><text:span text:style-name="T24">After, you can delete the new branch. <text:s/>Navigate to branch where <text:tab/><text:tab/>master is and &gt;git branch -d &lt;branch name&gt;</text:span></text:p>
      <text:p text:style-name="P24"><text:tab/><text:tab/><text:span text:style-name="T24">After, go to pycharm and delete the new branch you created.</text:span></text:p>
      <text:p text:style-name="P24"><text:tab/></text:p>
      <text:p text:style-name="P29"><text:span text:style-name="T23">Chapter 26 - </text:span><text:a xlink:type="simple" xlink:href="https://www.youtube.com/watch?v=wBp0Rb-ZJak&amp;t=13777s" text:style-name="Internet_20_link" text:visited-style-name="Visited_20_Internet_20_Link">3:49:37</text:a> Meteor installation &amp; setup</text:p>
      <text:p text:style-name="P30"/>
      <text:p text:style-name="P30">Download Meteor</text:p>
      <text:p text:style-name="P31"><text:span text:style-name="T25"><text:tab/>Meteor is an IDE for Javascript and web dev &gt;</text:span><text:span text:style-name="Source_20_Text">curl <text:tab/>https://install.meteor.com/ | sh</text:span></text:p>
      <text:p text:style-name="P30"><text:tab/>This will download the installer and run the shell to install it.</text:p>
      <text:p text:style-name="P32">Navigate to a Projects directory</text:p>
      <text:p text:style-name="P32"><text:tab/>&gt;metor create todo</text:p>
      <text:p text:style-name="P32"><text:tab/>&gt;cd todo</text:p>
      <text:p text:style-name="P32"><text:tab/>You will see meteor created 3 webpage files to get you starts .html, .css, .js.</text:p>
      <text:p text:style-name="P32"><text:tab/>&gt;meteor<text:tab/>(this will launch meteor on port 3000)</text:p>
      <text:p text:style-name="P32"><text:tab/>you can also launch packages into meteor </text:p>
      <text:p text:style-name="P32"><text:tab/>&gt;meteor add &lt;package name&gt; (twbs:bootstrap)=twitter bootstrap</text:p>
      <text:p text:style-name="P32"><text:tab/><text:tab/>Browse packages by visiting <text:a xlink:type="simple" xlink:href="http://atmospherejs.com/" text:style-name="Internet_20_link" text:visited-style-name="Visited_20_Internet_20_Link">http://atmospherejs.com</text:a> for packages.</text:p>
      <text:p text:style-name="P30"><text:tab/><text:span text:style-name="T26">These packages are in a hidden directory in the project “todo” called .meteor</text:span></text:p>
      <text:p text:style-name="P30"><text:soft-page-break/></text:p>
      <text:p text:style-name="P32">You will edit your meteor page by editing the html css and js files.</text:p>
      <text:p text:style-name="P33">There are more tutorials on meteor.</text:p>
      <text:p text:style-name="P33"/>
      <text:p text:style-name="P34">Meteor is a platform for building node.js apps and uses a front end react js to interface with it. <text:s/></text:p>
      <text:p text:style-name="P34"/>
      <text:p text:style-name="P36"><text:span text:style-name="T27">Chapter 27 - </text:span><text:a xlink:type="simple" xlink:href="https://www.youtube.com/watch?v=wBp0Rb-ZJak&amp;t=14132s" text:style-name="Internet_20_link" text:visited-style-name="Visited_20_Internet_20_Link">3:55:32</text:a> Meteor project setup</text:p>
      <text:p text:style-name="P35">go to your meteor project folder and open it in webstorm.</text:p>
      <text:p text:style-name="P35"/>
      <text:p text:style-name="P37">Within webstorm and your project directory you should have</text:p>
      <text:p text:style-name="P37">* - Client = everything available to client like templates</text:p>
      <text:p text:style-name="P37"><text:tab/>* - Components = Where storage of React components</text:p>
      <text:p text:style-name="P37">* - Lib =</text:p>
      <text:p text:style-name="P37"><text:tab/>* - New file “Router.jsx” = Define route for flow router.</text:p>
      <text:p text:style-name="P37"><text:tab/>But first add packages to the project. 1. open terminal 2. &gt;meteor add react <text:tab/>kadira:react-layout kadira:flow-router</text:p>
      <text:p text:style-name="P37">* - Server</text:p>
      <text:p text:style-name="P38"/>
      <text:p text:style-name="P38">If issues with jetbrains IDE and java install oracle-java8-installer<text:tab/></text:p>
      <text:p text:style-name="P24"/>
      <text:p text:style-name="P39"><text:span text:style-name="T28">Chapter 28 - </text:span><text:a xlink:type="simple" xlink:href="https://www.youtube.com/watch?v=wBp0Rb-ZJak&amp;t=14466s" text:style-name="Internet_20_link" text:visited-style-name="Visited_20_Internet_20_Link">4:01:06</text:a> Router setup with React components</text:p>
      <text:p text:style-name="P39"><text:tab/><text:span text:style-name="T28">We will start making some routes. <text:s/>First thing is to setup the router to route </text:span></text:p>
      <text:p text:style-name="P39"><text:tab/><text:span text:style-name="T28">to different files. <text:s/></text:span></text:p>
      <text:p text:style-name="P38">Within router.jsx</text:p>
      <text:p text:style-name="P38"><text:tab/>FlowRouter.route(“/”, {</text:p>
      <text:p text:style-name="P38"><text:tab/><text:tab/>name: “Home”, </text:p>
      <text:p text:style-name="P38"><text:tab/><text:tab/>action: (params) {</text:p>
      <text:p text:style-name="P38"><text:tab/> <text:tab/><text:tab/>RenderView(&lt;Home /&gt;); </text:p>
      <text:p text:style-name="P38"><text:tab/>});</text:p>
      <text:p text:style-name="P38"><text:soft-page-break/><text:tab/>Home is the react component. Renderview is a function and we pass it a react component called Home. </text:p>
      <text:p text:style-name="P20"/>
      <text:p text:style-name="P38"><text:tab/>function renderView(component) {</text:p>
      <text:p text:style-name="P38"><text:tab/><text:span text:style-name="T30">ReactLayout.render(MainLayout, <text:s/>{</text:span></text:p>
      <text:p text:style-name="P40"><text:tab/><text:tab/>//passing in a few parameters</text:p>
      <text:p text:style-name="P41"><text:tab/><text:tab/><text:tab/>header: <text:span text:style-name="T29">&lt;Header /&gt;,</text:span></text:p>
      <text:p text:style-name="P41"><text:tab/><text:tab/><text:tab/><text:span text:style-name="T29">content: component,</text:span></text:p>
      <text:p text:style-name="P41"><text:tab/><text:tab/><text:tab/><text:span text:style-name="T29">footer: &lt;Footer /&gt;</text:span> </text:p>
      <text:p text:style-name="P41"><text:tab/><text:tab/>//<text:span text:style-name="T29">this bit of code in red renders a header content and footer.</text:span></text:p>
      <text:p text:style-name="P38"><text:tab/><text:tab/>}</text:p>
      <text:p text:style-name="P38"><text:tab/>}</text:p>
      <text:p text:style-name="P63"/>
      <text:p text:style-name="P63"/>
      <text:p text:style-name="P64">We now need to create a new React Class within Components. <text:s/>A file called “MainLayout.jsx” within the “component” directory.</text:p>
      <text:p text:style-name="P49">//This will be how we start to create react components</text:p>
      <text:p text:style-name="P54"><text:span text:style-name="T32">MainLayout </text:span><text:span text:style-name="T34">= </text:span>React<text:span text:style-name="T34">.</text:span>createClass<text:span text:style-name="T34">({</text:span></text:p>
      <text:p text:style-name="P55"><text:span text:style-name="T34"><text:s text:c="4"/></text:span><text:span text:style-name="T39">//All we really need here is the render function</text:span></text:p>
      <text:p text:style-name="P55"><text:span text:style-name="T38"><text:s text:c="4"/></text:span><text:span text:style-name="T40">render</text:span><text:span text:style-name="T35">(){</text:span></text:p>
      <text:p text:style-name="P55"><text:span text:style-name="T34"><text:s text:c="10"/></text:span><text:span text:style-name="T41">console</text:span><text:span text:style-name="T35">.</text:span><text:span text:style-name="T40">log</text:span><text:span text:style-name="T35">(</text:span><text:span text:style-name="T42">this</text:span><text:span text:style-name="T35">.</text:span><text:span text:style-name="T41">props</text:span><text:span text:style-name="T35">.</text:span><text:span text:style-name="T41">logThis</text:span><text:span text:style-name="T35">);</text:span></text:p>
      <text:p text:style-name="P55"><text:span text:style-name="T34"><text:s text:c="8"/></text:span><text:span text:style-name="T43">return </text:span><text:span text:style-name="T35">(</text:span></text:p>
      <text:p text:style-name="P55"><text:span text:style-name="T34"><text:s text:c="12"/></text:span><text:span text:style-name="T39">//This is a bit odd but, this is how its done.</text:span></text:p>
      <text:p text:style-name="P53"><text:s text:c="12"/><text:span text:style-name="T37">//Here we can put html and it will render what we put in this case html</text:span></text:p>
      <text:p text:style-name="P53"><text:s text:c="12"/><text:span text:style-name="T37">//we have to wrap all elements into a parent container.(we cant have two div tags here's (or Two Siblings)</text:span></text:p>
      <text:p text:style-name="P53"><text:s text:c="12"/><text:span text:style-name="T37">//here will will reference the props from the router.jsx or (part with Header content footer)</text:span></text:p>
      <text:p text:style-name="P53"><text:s text:c="12"/><text:span text:style-name="T37">//Added LogThis string Prop to router.jsx</text:span></text:p>
      <text:p text:style-name="P53"><text:s text:c="12"/><text:span text:style-name="T37">//we can can now access this by this document object or (this.props.LogThis)</text:span></text:p>
      <text:p text:style-name="P55"><text:span text:style-name="T38"><text:s text:c="12"/></text:span><text:span text:style-name="T35">&lt;</text:span><text:span text:style-name="T44">div</text:span><text:span text:style-name="T35">&gt;</text:span></text:p>
      <text:p text:style-name="P55"><text:span text:style-name="T34"><text:s text:c="16"/></text:span><text:span text:style-name="T36">Test</text:span></text:p>
      <text:p text:style-name="P55"><text:s text:c="12"/><text:span text:style-name="T35">&lt;/</text:span><text:span text:style-name="T44">div</text:span><text:span text:style-name="T35">&gt;</text:span></text:p>
      <text:p text:style-name="P56"><text:s text:c="8"/><text:span text:style-name="T36">)</text:span></text:p>
      <text:p text:style-name="P56"><text:s text:c="4"/><text:span text:style-name="T36">}</text:span></text:p>
      <text:p text:style-name="P58">});</text:p>
      <text:p text:style-name="P65">We still have a little more to do</text:p>
      <text:p text:style-name="P65">Create a file in components called header.jsx</text:p>
      <text:p text:style-name="P50">//The following would be the header component</text:p>
      <text:p text:style-name="P54"><text:span text:style-name="T32">header </text:span><text:span text:style-name="T34">= </text:span>React<text:span text:style-name="T34">.</text:span>createClass<text:span text:style-name="T34">({</text:span></text:p>
      <text:p text:style-name="P55"><text:span text:style-name="T34"><text:s text:c="4"/></text:span><text:span text:style-name="T40">render</text:span><text:span text:style-name="T35">(){</text:span></text:p>
      <text:p text:style-name="P55"><text:span text:style-name="T34"><text:s text:c="8"/></text:span><text:span text:style-name="T43">return </text:span><text:span text:style-name="T35">(</text:span></text:p>
      <text:p text:style-name="P55"><text:span text:style-name="T34"><text:s text:c="12"/></text:span><text:span text:style-name="T39">//Here we will render a bit of bootstrap</text:span></text:p>
      <text:p text:style-name="P53"><text:soft-page-break/><text:s text:c="12"/><text:span text:style-name="T37">//you cant just use class because class is used in javascript you need to do "classname=""</text:span></text:p>
      <text:p text:style-name="P55"><text:span text:style-name="T38"><text:s text:c="12"/></text:span><text:span text:style-name="T35">&lt;</text:span><text:span text:style-name="T44">div</text:span><text:span text:style-name="T35">&gt;</text:span></text:p>
      <text:p text:style-name="P55"><text:span text:style-name="T34"><text:s text:c="16"/></text:span><text:span text:style-name="T35">&lt;</text:span><text:span text:style-name="T44">div </text:span><text:span text:style-name="T33">className</text:span><text:span text:style-name="T45">="navbar navbar-default"</text:span><text:span text:style-name="T35">&gt;</text:span></text:p>
      <text:p text:style-name="P55"><text:span text:style-name="T34"><text:s text:c="20"/></text:span><text:span text:style-name="T35">&lt;</text:span><text:span text:style-name="T44">div </text:span><text:span text:style-name="T33">className</text:span><text:span text:style-name="T45">="container"</text:span><text:span text:style-name="T35">&gt;</text:span></text:p>
      <text:p text:style-name="P55"><text:span text:style-name="T34"><text:s text:c="24"/></text:span><text:span text:style-name="T35">&lt;</text:span><text:span text:style-name="T44">a </text:span><text:span text:style-name="T33">className</text:span><text:span text:style-name="T45">="navbar-brand"</text:span><text:span text:style-name="T35">&gt;</text:span><text:span text:style-name="T36">My Site Name</text:span><text:span text:style-name="T35">&lt;/</text:span><text:span text:style-name="T44">a</text:span><text:span text:style-name="T35">&gt;</text:span></text:p>
      <text:p text:style-name="P55"><text:span text:style-name="T34"><text:s text:c="20"/></text:span><text:span text:style-name="T35">&lt;/</text:span><text:span text:style-name="T44">div</text:span><text:span text:style-name="T35">&gt;</text:span></text:p>
      <text:p text:style-name="P55"><text:span text:style-name="T34"><text:s text:c="15"/></text:span><text:span text:style-name="T35">&lt;/</text:span><text:span text:style-name="T44">div</text:span><text:span text:style-name="T35">&gt;</text:span></text:p>
      <text:p text:style-name="P55"><text:span text:style-name="T34"><text:s text:c="12"/></text:span><text:span text:style-name="T35">&lt;/</text:span><text:span text:style-name="T44">div</text:span><text:span text:style-name="T35">&gt;</text:span></text:p>
      <text:p text:style-name="P56"><text:s text:c="8"/><text:span text:style-name="T36">)</text:span></text:p>
      <text:p text:style-name="P56"><text:s text:c="4"/><text:span text:style-name="T36">)</text:span></text:p>
      <text:p text:style-name="P57">});</text:p>
      <text:p text:style-name="P59">//The Header would now be created</text:p>
      <text:p text:style-name="P66">We will now create the footer component.</text:p>
      <text:p text:style-name="P66">Footer.jsx</text:p>
      <text:p text:style-name="P66">This will just return a div</text:p>
      <text:p text:style-name="P51">//The following is the footer component</text:p>
      <text:p text:style-name="P54"><text:span text:style-name="T32">Footer </text:span><text:span text:style-name="T34">= </text:span>React<text:span text:style-name="T34">.</text:span>createClass<text:span text:style-name="T34">({</text:span></text:p>
      <text:p text:style-name="P55"><text:span text:style-name="T34"><text:s text:c="4"/></text:span><text:span text:style-name="T39">//Opening render function</text:span></text:p>
      <text:p text:style-name="P55"><text:span text:style-name="T38"><text:s text:c="4"/></text:span><text:span text:style-name="T40">render</text:span><text:span text:style-name="T35">(){</text:span></text:p>
      <text:p text:style-name="P55"><text:span text:style-name="T34"><text:s text:c="8"/></text:span><text:span text:style-name="T43">return </text:span><text:span text:style-name="T35">(</text:span></text:p>
      <text:p text:style-name="P55"><text:span text:style-name="T34"><text:s text:c="12"/></text:span><text:span text:style-name="T35">&lt;</text:span><text:span text:style-name="T44">div</text:span><text:span text:style-name="T35">&gt;</text:span></text:p>
      <text:p text:style-name="P55"><text:span text:style-name="T34"><text:s text:c="12"/></text:span><text:span text:style-name="T35">&lt;/</text:span><text:span text:style-name="T44">div</text:span><text:span text:style-name="T35">&gt;</text:span></text:p>
      <text:p text:style-name="P56"><text:s text:c="8"/><text:span text:style-name="T36">)</text:span></text:p>
      <text:p text:style-name="P56"><text:s text:c="4"/><text:span text:style-name="T36">}</text:span></text:p>
      <text:p text:style-name="P57">});</text:p>
      <text:p text:style-name="P59">//This completes the footer And, now we need to create the Home Component.</text:p>
      <text:p text:style-name="P66">We now need to create the Home Component.</text:p>
      <text:p text:style-name="P66">This is because we referenced home in &lt;Home /&gt; from the router.jsx file.</text:p>
      <text:p text:style-name="P67">We need this as we are passing in the &lt;Home /&gt; <text:span text:style-name="T46">for the </text:span><text:s/>“component” <text:span text:style-name="T46">parameter</text:span> in our router.jsx file here <text:span text:style-name="T46">&gt;</text:span><text:span text:style-name="T31">content: component,</text:span></text:p>
      <text:p text:style-name="P68">1. Create a new directory Under Components called “Home”</text:p>
      <text:p text:style-name="P68">2. In that directory create a file called “Home.jsx”.</text:p>
      <text:p text:style-name="P68"/>
      <text:p text:style-name="P52">//The following is the home component referenced in the router.jsx file</text:p>
      <text:p text:style-name="P54"><text:span text:style-name="T32">Home </text:span><text:span text:style-name="T34">= </text:span>React<text:span text:style-name="T34">.</text:span>createClass<text:span text:style-name="T34">({</text:span></text:p>
      <text:p text:style-name="P55"><text:span text:style-name="T34"><text:s text:c="3"/></text:span><text:span text:style-name="T40">render</text:span><text:span text:style-name="T35">(){</text:span></text:p>
      <text:p text:style-name="P55"><text:span text:style-name="T34"><text:s text:c="7"/></text:span><text:span text:style-name="T39">//we will now just render a header</text:span></text:p>
      <text:p text:style-name="P55"><text:span text:style-name="T38"><text:s text:c="7"/></text:span><text:span text:style-name="T43">return </text:span><text:span text:style-name="T35">(</text:span></text:p>
      <text:p text:style-name="P55"><text:span text:style-name="T34"><text:s text:c="11"/></text:span><text:span text:style-name="T35">&lt;</text:span><text:span text:style-name="T44">h1</text:span><text:span text:style-name="T35">&gt;</text:span></text:p>
      <text:p text:style-name="P55"><text:span text:style-name="T34"><text:s text:c="15"/></text:span><text:span text:style-name="T36">Hello World</text:span></text:p>
      <text:p text:style-name="P55"><text:s text:c="11"/><text:span text:style-name="T35">&lt;/</text:span><text:span text:style-name="T44">h1</text:span><text:span text:style-name="T35">&gt;</text:span></text:p>
      <text:p text:style-name="P56"><text:s text:c="7"/><text:span text:style-name="T36">)</text:span></text:p>
      <text:p text:style-name="P56"><text:s text:c="3"/><text:span text:style-name="T36">}</text:span></text:p>
      <text:p text:style-name="P58">});</text:p>
      <text:p text:style-name="P68">Now start Meteor and try to access localhost:3000.</text:p>
      <text:p text:style-name="P68"><text:soft-page-break/></text:p>
      <text:p text:style-name="P69">Class is missing info about getting meteor to work with your own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ira Code" svg:font-family="'Fira Code'"/>
    <style:font-face style:name="Lohit Devanagari1" svg:font-family="'Lohit Devanagari'"/>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ystem" style:font-pitch="variable"/>
    <style:font-face style:name="F" svg:font-family="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fo:font-size="12pt" style:font-size-asian="12pt"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fo:font-size="12pt" style:font-size-asian="12pt" style:font-name-complex="Lohit Devanagari" style:font-family-complex="'Lohit Devanagari'" style:font-family-generic-complex="system" style:font-pitch-complex="variable"/>
    </style:style>
    <style:style style:name="Standard_20__28_user_29_" style:display-name="Standard (user)" style:family="paragraph" style:default-outline-level="">
      <style:paragraph-properties fo:margin-top="0in" fo:margin-bottom="0.111in" loext:contextual-spacing="false" fo:line-height="105%" fo:text-align="start" style:justify-single-word="false" fo:orphans="2" fo:widows="2" fo:hyphenation-ladder-count="no-limit"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15%"/>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ist_20_Paragraph" style:display-name="List Paragraph" style:family="paragraph" style:parent-style-name="Standard_20__28_user_29_" style:default-outline-level="">
      <style:paragraph-properties fo:margin-left="0.5in" fo:margin-right="0in" fo:text-indent="0in" style:auto-text-indent="false"/>
    </style:style>
    <style:style style:name="Normal_20__28_Web_29_" style:display-name="Normal (Web)" style:family="paragraph" style:parent-style-name="Standard_20__28_user_29_" style:default-outline-level="">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2" style:display-name="ListLabel 2" style:family="text"/>
    <style:style style:name="ListLabel_20_3" style:display-name="ListLabel 3" style:family="text"/>
    <style:style style:name="ListLabel_20_4" style:display-name="ListLabel 4"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ela</meta:initial-creator>
    <meta:editing-cycles>19</meta:editing-cycles>
    <meta:creation-date>2019-02-19T22:13:00</meta:creation-date>
    <dc:date>2019-03-02T01:02:14.502734567</dc:date>
    <meta:editing-duration>PT5H7M38S</meta:editing-duration>
    <meta:generator>LibreOffice/6.0.7.3$Linux_X86_64 LibreOffice_project/00m0$Build-3</meta:generator>
    <meta:document-statistic meta:table-count="0" meta:image-count="0" meta:object-count="0" meta:page-count="25" meta:paragraph-count="545" meta:word-count="5877" meta:character-count="35155" meta:non-whitespace-character-count="2886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